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4.902cm"/>
    </style:style>
    <style:style style:name="co2" style:family="table-column">
      <style:table-column-properties fo:break-before="auto" style:column-width="5.71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7" style:family="table-cell" style:parent-style-name="Default" style:data-style-name="N100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vertical-align="middle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1">
          <table:table-cell office:value-type="string" calcext:value-type="string">
            <text:p>Aquila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1];&quot;, &quot;;[.B1])" office:value-type="string" office:string-value="Aquila, Sfida 0 (10 PX)\\" calcext:value-type="string">
            <text:p>Aquila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voltoio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2];&quot;, &quot;;[.B2])" office:value-type="string" office:string-value="Avvoltoio, Sfida 0 (10 PX)\\" calcext:value-type="string">
            <text:p>Avvoltoio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bbuino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3];&quot;, &quot;;[.B3])" office:value-type="string" office:string-value="Babbuino, Sfida 0 (10 PX)\\" calcext:value-type="string">
            <text:p>Babbuino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prone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4];&quot;, &quot;;[.B4])" office:value-type="string" office:string-value="Caprone, Sfida 0 (10 PX)\\" calcext:value-type="string">
            <text:p>Caprone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rvo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5];&quot;, &quot;;[.B5])" office:value-type="string" office:string-value="Cervo, Sfida 0 (10 PX)\\" calcext:value-type="string">
            <text:p>Cervo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rvo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6];&quot;, &quot;;[.B6])" office:value-type="string" office:string-value="Corvo, Sfida 0 (10 PX)\\" calcext:value-type="string">
            <text:p>Corvo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nnola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7];&quot;, &quot;;[.B7])" office:value-type="string" office:string-value="Donnola, Sfida 0 (10 PX)\\" calcext:value-type="string">
            <text:p>Donnola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lco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8];&quot;, &quot;;[.B8])" office:value-type="string" office:string-value="Falco, Sfida 0 (10 PX)\\" calcext:value-type="string">
            <text:p>Falco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ungo Stridente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9];&quot;, &quot;;[.B9])" office:value-type="string" office:string-value="Fungo Stridente, Sfida 0 (10 PX)\\" calcext:value-type="string">
            <text:p>Fungo Stridente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tto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10];&quot;, &quot;;[.B10])" office:value-type="string" office:string-value="Gatto, Sfida 0 (10 PX)\\" calcext:value-type="string">
            <text:p>Gatto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ufo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11];&quot;, &quot;;[.B11])" office:value-type="string" office:string-value="Gufo, Sfida 0 (10 PX)\\" calcext:value-type="string">
            <text:p>Gufo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ena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12];&quot;, &quot;;[.B12])" office:value-type="string" office:string-value="Iena, Sfida 0 (10 PX)\\" calcext:value-type="string">
            <text:p>Iena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mure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13];&quot;, &quot;;[.B13])" office:value-type="string" office:string-value="Lemure, Sfida 0 (10 PX)\\" calcext:value-type="string">
            <text:p>Lemure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ucertola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14];&quot;, &quot;;[.B14])" office:value-type="string" office:string-value="Lucertola, Sfida 0 (10 PX)\\" calcext:value-type="string">
            <text:p>Lucertola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muncolo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15];&quot;, &quot;;[.B15])" office:value-type="string" office:string-value="Omuncolo, Sfida 0 (10 PX)\\" calcext:value-type="string">
            <text:p>Omuncolo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irana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16];&quot;, &quot;;[.B16])" office:value-type="string" office:string-value="Pirana, Sfida 0 (10 PX)\\" calcext:value-type="string">
            <text:p>Pirana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polano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17];&quot;, &quot;;[.B17])" office:value-type="string" office:string-value="Popolano, Sfida 0 (10 PX)\\" calcext:value-type="string">
            <text:p>Popolano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gno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18];&quot;, &quot;;[.B18])" office:value-type="string" office:string-value="Ragno, Sfida 0 (10 PX)\\" calcext:value-type="string">
            <text:p>Ragno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na</text:p>
          </table:table-cell>
          <table:table-cell office:value-type="string" calcext:value-type="string">
            <text:p>Sfida 0 (10 PX)}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19];&quot;, &quot;;[.B19])" office:value-type="string" office:string-value="Rana, Sfida 0 (10 PX)}\\" calcext:value-type="string">
            <text:p>Rana, Sfida 0 (10 PX)}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tto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20];&quot;, &quot;;[.B20])" office:value-type="string" office:string-value="Ratto, Sfida 0 (10 PX)\\" calcext:value-type="string">
            <text:p>Ratto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rabeo di Fuoco Gigante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21];&quot;, &quot;;[.B21])" office:value-type="string" office:string-value="Scarabeo di Fuoco Gigante, Sfida 0 (10 PX)\\" calcext:value-type="string">
            <text:p>Scarabeo di Fuoco Gigante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iacallo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22];&quot;, &quot;;[.B22])" office:value-type="string" office:string-value="Sciacallo, Sfida 0 (10 PX)\\" calcext:value-type="string">
            <text:p>Sciacallo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orpione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23];&quot;, &quot;;[.B23])" office:value-type="string" office:string-value="Scorpione, Sfida 0 (10 PX)\\" calcext:value-type="string">
            <text:p>Scorpione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sso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24];&quot;, &quot;;[.B24])" office:value-type="string" office:string-value="Tasso, Sfida 0 (10 PX)\\" calcext:value-type="string">
            <text:p>Tasso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pi</text:p>
          </table:table-cell>
          <table:table-cell office:value-type="string" calcext:value-type="string">
            <text:p>Sfida: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25];&quot;, &quot;;[.B25])" office:value-type="string" office:string-value="Topi, Sfida: 0 (10 PX)\\" calcext:value-type="string">
            <text:p>Topi, Sfida: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ndito/Pirata</text:p>
          </table:table-cell>
          <table:table-cell office:value-type="string" calcext:value-type="string">
            <text:p>Sfida 1/8 (25 PX)\\</text:p>
          </table:table-cell>
          <table:table-cell office:value-type="float" office:value="0.125" calcext:value-type="float">
            <text:p>0,125</text:p>
          </table:table-cell>
          <table:table-cell/>
          <table:table-cell table:formula="of:=COM.MICROSOFT.CONCAT([.A26];&quot;, &quot;;[.B26])" office:value-type="string" office:string-value="Bandito/Pirata, Sfida 1/8 (25 PX)\\" calcext:value-type="string">
            <text:p>Bandito/Pirata, Sfida 1/8 (25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mmello</text:p>
          </table:table-cell>
          <table:table-cell office:value-type="string" calcext:value-type="string">
            <text:p>Sfida 1/8 (25 PX)\\</text:p>
          </table:table-cell>
          <table:table-cell office:value-type="float" office:value="0.125" calcext:value-type="float">
            <text:p>0,125</text:p>
          </table:table-cell>
          <table:table-cell/>
          <table:table-cell table:formula="of:=COM.MICROSOFT.CONCAT([.A27];&quot;, &quot;;[.B27])" office:value-type="string" office:string-value="Cammello, Sfida 1/8 (25 PX)\\" calcext:value-type="string">
            <text:p>Cammello, Sfida 1/8 (25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boldo</text:p>
          </table:table-cell>
          <table:table-cell office:value-type="string" calcext:value-type="string">
            <text:p>Sfida 1/8 (25 PX)\\</text:p>
          </table:table-cell>
          <table:table-cell office:value-type="float" office:value="0.125" calcext:value-type="float">
            <text:p>0,125</text:p>
          </table:table-cell>
          <table:table-cell/>
          <table:table-cell table:formula="of:=COM.MICROSOFT.CONCAT([.A28];&quot;, &quot;;[.B28])" office:value-type="string" office:string-value="Coboldo, Sfida 1/8 (25 PX)\\" calcext:value-type="string">
            <text:p>Coboldo, Sfida 1/8 (25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ltista</text:p>
          </table:table-cell>
          <table:table-cell office:value-type="string" calcext:value-type="string">
            <text:p>Sfida 1/8 (25 PX)\\</text:p>
          </table:table-cell>
          <table:table-cell office:value-type="float" office:value="0.125" calcext:value-type="float">
            <text:p>0,125</text:p>
          </table:table-cell>
          <table:table-cell/>
          <table:table-cell table:formula="of:=COM.MICROSOFT.CONCAT([.A29];&quot;, &quot;;[.B29])" office:value-type="string" office:string-value="Cultista, Sfida 1/8 (25 PX)\\" calcext:value-type="string">
            <text:p>Cultista, Sfida 1/8 (25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nnola Gigante</text:p>
          </table:table-cell>
          <table:table-cell office:value-type="string" calcext:value-type="string">
            <text:p>Sfida 1/8 (25 PX)\\</text:p>
          </table:table-cell>
          <table:table-cell office:value-type="float" office:value="0.125" calcext:value-type="float">
            <text:p>0,125</text:p>
          </table:table-cell>
          <table:table-cell/>
          <table:table-cell table:formula="of:=COM.MICROSOFT.CONCAT([.A30];&quot;, &quot;;[.B30])" office:value-type="string" office:string-value="Donnola Gigante, Sfida 1/8 (25 PX)\\" calcext:value-type="string">
            <text:p>Donnola Gigante, Sfida 1/8 (25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lco di Sangue</text:p>
          </table:table-cell>
          <table:table-cell office:value-type="string" calcext:value-type="string">
            <text:p>Sfida 1/8 (25 PX)\\</text:p>
          </table:table-cell>
          <table:table-cell office:value-type="float" office:value="0.125" calcext:value-type="float">
            <text:p>0,125</text:p>
          </table:table-cell>
          <table:table-cell/>
          <table:table-cell table:formula="of:=COM.MICROSOFT.CONCAT([.A31];&quot;, &quot;;[.B31])" office:value-type="string" office:string-value="Falco di Sangue, Sfida 1/8 (25 PX)\\" calcext:value-type="string">
            <text:p>Falco di Sangue, Sfida 1/8 (25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anchio Gigante</text:p>
          </table:table-cell>
          <table:table-cell office:value-type="string" calcext:value-type="string">
            <text:p>Sfida 1/8 (25 PX)\\</text:p>
          </table:table-cell>
          <table:table-cell office:value-type="float" office:value="0.125" calcext:value-type="float">
            <text:p>0,125</text:p>
          </table:table-cell>
          <table:table-cell/>
          <table:table-cell table:formula="of:=COM.MICROSOFT.CONCAT([.A32];&quot;, &quot;;[.B32])" office:value-type="string" office:string-value="Granchio Gigante, Sfida 1/8 (25 PX)\\" calcext:value-type="string">
            <text:p>Granchio Gigante, Sfida 1/8 (25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uardia</text:p>
          </table:table-cell>
          <table:table-cell office:value-type="string" calcext:value-type="string">
            <text:p>Sfida 1/8 (25 PX)\\</text:p>
          </table:table-cell>
          <table:table-cell office:value-type="float" office:value="0.125" calcext:value-type="float">
            <text:p>0,125</text:p>
          </table:table-cell>
          <table:table-cell/>
          <table:table-cell table:formula="of:=COM.MICROSOFT.CONCAT([.A33];&quot;, &quot;;[.B33])" office:value-type="string" office:string-value="Guardia, Sfida 1/8 (25 PX)\\" calcext:value-type="string">
            <text:p>Guardia, Sfida 1/8 (25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stino</text:p>
          </table:table-cell>
          <table:table-cell office:value-type="string" calcext:value-type="string">
            <text:p>Sfida 1/8 (25 PX)\\</text:p>
          </table:table-cell>
          <table:table-cell office:value-type="float" office:value="0.125" calcext:value-type="float">
            <text:p>0,125</text:p>
          </table:table-cell>
          <table:table-cell/>
          <table:table-cell table:formula="of:=COM.MICROSOFT.CONCAT([.A34];&quot;, &quot;;[.B34])" office:value-type="string" office:string-value="Mastino, Sfida 1/8 (25 PX)\\" calcext:value-type="string">
            <text:p>Mastino, Sfida 1/8 (25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ulo</text:p>
          </table:table-cell>
          <table:table-cell office:value-type="string" calcext:value-type="string">
            <text:p>Sfida 1/8 (25 PX)\\</text:p>
          </table:table-cell>
          <table:table-cell office:value-type="float" office:value="0.125" calcext:value-type="float">
            <text:p>0,125</text:p>
          </table:table-cell>
          <table:table-cell/>
          <table:table-cell table:formula="of:=COM.MICROSOFT.CONCAT([.A35];&quot;, &quot;;[.B35])" office:value-type="string" office:string-value="Mulo, Sfida 1/8 (25 PX)\\" calcext:value-type="string">
            <text:p>Mulo, Sfida 1/8 (25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bile</text:p>
          </table:table-cell>
          <table:table-cell office:value-type="string" calcext:value-type="string">
            <text:p>Sfida 1/8 (25 PX)\\</text:p>
          </table:table-cell>
          <table:table-cell office:value-type="float" office:value="0.125" calcext:value-type="float">
            <text:p>0,125</text:p>
          </table:table-cell>
          <table:table-cell/>
          <table:table-cell table:formula="of:=COM.MICROSOFT.CONCAT([.A36];&quot;, &quot;;[.B36])" office:value-type="string" office:string-value="Nobile, Sfida 1/8 (25 PX)\\" calcext:value-type="string">
            <text:p>Nobile, Sfida 1/8 (25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ny</text:p>
          </table:table-cell>
          <table:table-cell office:value-type="string" calcext:value-type="string">
            <text:p>Sfida 1/8 (25 PX)\\</text:p>
          </table:table-cell>
          <table:table-cell office:value-type="float" office:value="0.125" calcext:value-type="float">
            <text:p>0,125</text:p>
          </table:table-cell>
          <table:table-cell/>
          <table:table-cell table:formula="of:=COM.MICROSOFT.CONCAT([.A37];&quot;, &quot;;[.B37])" office:value-type="string" office:string-value="Pony, Sfida 1/8 (25 PX)\\" calcext:value-type="string">
            <text:p>Pony, Sfida 1/8 (25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tto Gigante</text:p>
          </table:table-cell>
          <table:table-cell office:value-type="string" calcext:value-type="string">
            <text:p>Sfida 1/8 (25 PX)\\</text:p>
          </table:table-cell>
          <table:table-cell office:value-type="float" office:value="0.125" calcext:value-type="float">
            <text:p>0,125</text:p>
          </table:table-cell>
          <table:table-cell/>
          <table:table-cell table:formula="of:=COM.MICROSOFT.CONCAT([.A38];&quot;, &quot;;[.B38])" office:value-type="string" office:string-value="Ratto Gigante, Sfida 1/8 (25 PX)\\" calcext:value-type="string">
            <text:p>Ratto Gigante, Sfida 1/8 (25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rpente Velenoso</text:p>
          </table:table-cell>
          <table:table-cell office:value-type="string" calcext:value-type="string">
            <text:p>Sfida 1/8 (25 PX)\\</text:p>
          </table:table-cell>
          <table:table-cell office:value-type="float" office:value="0.125" calcext:value-type="float">
            <text:p>0,125</text:p>
          </table:table-cell>
          <table:table-cell/>
          <table:table-cell table:formula="of:=COM.MICROSOFT.CONCAT([.A39];&quot;, &quot;;[.B39])" office:value-type="string" office:string-value="Serpente Velenoso, Sfida 1/8 (25 PX)\\" calcext:value-type="string">
            <text:p>Serpente Velenoso, Sfida 1/8 (25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rpente Volante</text:p>
          </table:table-cell>
          <table:table-cell office:value-type="string" calcext:value-type="string">
            <text:p>Sfida 1/8 (25 PX)\\</text:p>
          </table:table-cell>
          <table:table-cell office:value-type="float" office:value="0.125" calcext:value-type="float">
            <text:p>0,125</text:p>
          </table:table-cell>
          <table:table-cell/>
          <table:table-cell table:formula="of:=COM.MICROSOFT.CONCAT([.A40];&quot;, &quot;;[.B40])" office:value-type="string" office:string-value="Serpente Volante, Sfida 1/8 (25 PX)\\" calcext:value-type="string">
            <text:p>Serpente Volante, Sfida 1/8 (25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rige</text:p>
          </table:table-cell>
          <table:table-cell office:value-type="string" calcext:value-type="string">
            <text:p>Sfida 1/8 (25 PX)\\</text:p>
          </table:table-cell>
          <table:table-cell office:value-type="float" office:value="0.125" calcext:value-type="float">
            <text:p>0,125</text:p>
          </table:table-cell>
          <table:table-cell/>
          <table:table-cell table:formula="of:=COM.MICROSOFT.CONCAT([.A41];&quot;, &quot;;[.B41])" office:value-type="string" office:string-value="Strige, Sfida 1/8 (25 PX)\\" calcext:value-type="string">
            <text:p>Strige, Sfida 1/8 (25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rige (Uccello Stigeo)</text:p>
          </table:table-cell>
          <table:table-cell office:value-type="string" calcext:value-type="string">
            <text:p>Sfida 1/8 (25 PX)\\</text:p>
          </table:table-cell>
          <table:table-cell office:value-type="float" office:value="0.125" calcext:value-type="float">
            <text:p>0,125</text:p>
          </table:table-cell>
          <table:table-cell/>
          <table:table-cell table:formula="of:=COM.MICROSOFT.CONCAT([.A42];&quot;, &quot;;[.B42])" office:value-type="string" office:string-value="Strige (Uccello Stigeo), Sfida 1/8 (25 PX)\\" calcext:value-type="string">
            <text:p>Strige (Uccello Stigeo), Sfida 1/8 (25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omo Acquatico</text:p>
          </table:table-cell>
          <table:table-cell office:value-type="string" calcext:value-type="string">
            <text:p>Sfida 1/8 (25 PX)\\</text:p>
          </table:table-cell>
          <table:table-cell office:value-type="float" office:value="0.125" calcext:value-type="float">
            <text:p>0,125</text:p>
          </table:table-cell>
          <table:table-cell/>
          <table:table-cell table:formula="of:=COM.MICROSOFT.CONCAT([.A43];&quot;, &quot;;[.B43])" office:value-type="string" office:string-value="Uomo Acquatico, Sfida 1/8 (25 PX)\\" calcext:value-type="string">
            <text:p>Uomo Acquatico, Sfida 1/8 (25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colito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44];&quot;, &quot;;[.B44])" office:value-type="string" office:string-value="Accolito, Sfida 1/4 (50 PX)\\" calcext:value-type="string">
            <text:p>Accolito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ce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45];&quot;, &quot;;[.B45])" office:value-type="string" office:string-value="Alce, Sfida 1/4 (50 PX)\\" calcext:value-type="string">
            <text:p>Alce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ecco d'Ascia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46];&quot;, &quot;;[.B46])" office:value-type="string" office:string-value="Becco d'Ascia, Sfida 1/4 (50 PX)\\" calcext:value-type="string">
            <text:p>Becco d'Ascia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ne Intermittente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47];&quot;, &quot;;[.B47])" office:value-type="string" office:string-value="Cane Intermittente, Sfida 1/4 (50 PX)\\" calcext:value-type="string">
            <text:p>Cane Intermittente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vallo da Corsa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48];&quot;, &quot;;[.B48])" office:value-type="string" office:string-value="Cavallo da Corsa, Sfida 1/4 (50 PX)\\" calcext:value-type="string">
            <text:p>Cavallo da Corsa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vallo da Tiro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49];&quot;, &quot;;[.B49])" office:value-type="string" office:string-value="Cavallo da Tiro, Sfida 1/4 (50 PX)\\" calcext:value-type="string">
            <text:p>Cavallo da Tiro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ntopiedi Gigante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50];&quot;, &quot;;[.B50])" office:value-type="string" office:string-value="Centopiedi Gigante, Sfida 1/4 (50 PX)\\" calcext:value-type="string">
            <text:p>Centopiedi Gigante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inghiale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51];&quot;, &quot;;[.B51])" office:value-type="string" office:string-value="Cinghiale, Sfida 1/4 (50 PX)\\" calcext:value-type="string">
            <text:p>Cinghiale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etch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52];&quot;, &quot;;[.B52])" office:value-type="string" office:string-value="Dretch, Sfida 1/4 (50 PX)\\" calcext:value-type="string">
            <text:p>Dretch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ungo Violetto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53];&quot;, &quot;;[.B53])" office:value-type="string" office:string-value="Fungo Violetto, Sfida 1/4 (50 PX)\\" calcext:value-type="string">
            <text:p>Fungo Violetto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imlock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54];&quot;, &quot;;[.B54])" office:value-type="string" office:string-value="Grimlock, Sfida 1/4 (50 PX)\\" calcext:value-type="string">
            <text:p>Grimlock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ufo Gigante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55];&quot;, &quot;;[.B55])" office:value-type="string" office:string-value="Gufo Gigante, Sfida 1/4 (50 PX)\\" calcext:value-type="string">
            <text:p>Gufo Gigante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ucertola Gigante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56];&quot;, &quot;;[.B56])" office:value-type="string" office:string-value="Lucertola Gigante, Sfida 1/4 (50 PX)\\" calcext:value-type="string">
            <text:p>Lucertola Gigante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upo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57];&quot;, &quot;;[.B57])" office:value-type="string" office:string-value="Lupo, Sfida 1/4 (50 PX)\\" calcext:value-type="string">
            <text:p>Lupo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fito di Vapore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58];&quot;, &quot;;[.B58])" office:value-type="string" office:string-value="Mefito di Vapore, Sfida 1/4 (50 PX)\\" calcext:value-type="string">
            <text:p>Mefito di Vapore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ntera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59];&quot;, &quot;;[.B59])" office:value-type="string" office:string-value="Pantera, Sfida 1/4 (50 PX)\\" calcext:value-type="string">
            <text:p>Pantera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seudodrago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60];&quot;, &quot;;[.B60])" office:value-type="string" office:string-value="Pseudodrago, Sfida 1/4 (50 PX)\\" calcext:value-type="string">
            <text:p>Pseudodrago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gno Lupo Gigante <text:s/>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61];&quot;, &quot;;[.B61])" office:value-type="string" office:string-value="Ragno Lupo Gigante  , Sfida 1/4 (50 PX)\\" calcext:value-type="string">
            <text:p>Ragno Lupo Gigante <text:s/>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na Gigante <text:s/>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62];&quot;, &quot;;[.B62])" office:value-type="string" office:string-value="Rana Gigante  , Sfida 1/4 (50 PX)\\" calcext:value-type="string">
            <text:p>Rana Gigante <text:s/>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heletro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63];&quot;, &quot;;[.B63])" office:value-type="string" office:string-value="Scheletro, Sfida 1/4 (50 PX)\\" calcext:value-type="string">
            <text:p>Scheletro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iame di Corvi <text:s/>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64];&quot;, &quot;;[.B64])" office:value-type="string" office:string-value="Sciame di Corvi  , Sfida 1/4 (50 PX)\\" calcext:value-type="string">
            <text:p>Sciame di Corvi <text:s/>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iame di Pipistrelli <text:s/>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65];&quot;, &quot;;[.B65])" office:value-type="string" office:string-value="Sciame di Pipistrelli  , Sfida 1/4 (50 PX)\\" calcext:value-type="string">
            <text:p>Sciame di Pipistrelli <text:s/>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iame di Ratti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66];&quot;, &quot;;[.B66])" office:value-type="string" office:string-value="Sciame di Ratti, Sfida 1/4 (50 PX)\\" calcext:value-type="string">
            <text:p>Sciame di Ratti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rpente Costrittore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67];&quot;, &quot;;[.B67])" office:value-type="string" office:string-value="Serpente Costrittore, Sfida 1/4 (50 PX)\\" calcext:value-type="string">
            <text:p>Serpente Costrittore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rpente Velenoso Gigante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68];&quot;, &quot;;[.B68])" office:value-type="string" office:string-value="Serpente Velenoso Gigante, Sfida 1/4 (50 PX)\\" calcext:value-type="string">
            <text:p>Serpente Velenoso Gigante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ada Volante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69];&quot;, &quot;;[.B69])" office:value-type="string" office:string-value="Spada Volante, Sfida 1/4 (50 PX)\\" calcext:value-type="string">
            <text:p>Spada Volante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iritello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70];&quot;, &quot;;[.B70])" office:value-type="string" office:string-value="Spiritello, Sfida 1/4 (50 PX)\\" calcext:value-type="string">
            <text:p>Spiritello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sso Gigante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71];&quot;, &quot;;[.B71])" office:value-type="string" office:string-value="Tasso Gigante, Sfida 1/4 (50 PX)\\" calcext:value-type="string">
            <text:p>Tasso Gigante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ombi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72];&quot;, &quot;;[.B72])" office:value-type="string" office:string-value="Zombi, Sfida 1/4 (50 PX)\\" calcext:value-type="string">
            <text:p>Zombi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prone Gigante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73];&quot;, &quot;;[.B73])" office:value-type="string" office:string-value="Caprone Gigante, Sfida 1/2 (100 PX)\\" calcext:value-type="string">
            <text:p>Caprone Gigante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vallo da Guerra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74];&quot;, &quot;;[.B74])" office:value-type="string" office:string-value="Cavallo da Guerra, Sfida 1/2 (100 PX)\\" calcext:value-type="string">
            <text:p>Cavallo da Guerra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vallo Marino Gigante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75];&quot;, &quot;;[.B75])" office:value-type="string" office:string-value="Cavallo Marino Gigante, Sfida 1/2 (100 PX)\\" calcext:value-type="string">
            <text:p>Cavallo Marino Gigante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ccodrillo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76];&quot;, &quot;;[.B76])" office:value-type="string" office:string-value="Coccodrillo, Sfida 1/2 (100 PX)\\" calcext:value-type="string">
            <text:p>Coccodrillo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ckatrice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77];&quot;, &quot;;[.B77])" office:value-type="string" office:string-value="Cockatrice, Sfida 1/2 (100 PX)\\" calcext:value-type="string">
            <text:p>Cockatrice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sploratore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78];&quot;, &quot;;[.B78])" office:value-type="string" office:string-value="Esploratore, Sfida 1/2 (100 PX)\\" calcext:value-type="string">
            <text:p>Esploratore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noll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79];&quot;, &quot;;[.B79])" office:value-type="string" office:string-value="Gnoll, Sfida 1/2 (100 PX)\\" calcext:value-type="string">
            <text:p>Gnoll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nomo delle Profondità (Svirfneblin)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80];&quot;, &quot;;[.B80])" office:value-type="string" office:string-value="Gnomo delle Profondità (Svirfneblin), Sfida 1/2 (100 PX)\\" calcext:value-type="string">
            <text:p>Gnomo delle Profondità (Svirfneblin)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bgoblin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81];&quot;, &quot;;[.B81])" office:value-type="string" office:string-value="Hobgoblin, Sfida 1/2 (100 PX)\\" calcext:value-type="string">
            <text:p>Hobgoblin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ucertoloide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82];&quot;, &quot;;[.B82])" office:value-type="string" office:string-value="Lucertoloide, Sfida 1/2 (100 PX)\\" calcext:value-type="string">
            <text:p>Lucertoloide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toscuro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83];&quot;, &quot;;[.B83])" office:value-type="string" office:string-value="Mantoscuro, Sfida 1/2 (100 PX)\\" calcext:value-type="string">
            <text:p>Mantoscuro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fito di Ghiaccio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84];&quot;, &quot;;[.B84])" office:value-type="string" office:string-value="Mefito di Ghiaccio, Sfida 1/2 (100 PX)\\" calcext:value-type="string">
            <text:p>Mefito di Ghiaccio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fito di Magma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85];&quot;, &quot;;[.B85])" office:value-type="string" office:string-value="Mefito di Magma, Sfida 1/2 (100 PX)\\" calcext:value-type="string">
            <text:p>Mefito di Magma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fito di Polvere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86];&quot;, &quot;;[.B86])" office:value-type="string" office:string-value="Mefito di Polvere, Sfida 1/2 (100 PX)\\" calcext:value-type="string">
            <text:p>Mefito di Polvere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lma Grigia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87];&quot;, &quot;;[.B87])" office:value-type="string" office:string-value="Melma Grigia, Sfida 1/2 (100 PX)\\" calcext:value-type="string">
            <text:p>Melma Grigia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mbra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88];&quot;, &quot;;[.B88])" office:value-type="string" office:string-value="Ombra, Sfida 1/2 (100 PX)\\" calcext:value-type="string">
            <text:p>Ombra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chetto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89];&quot;, &quot;;[.B89])" office:value-type="string" office:string-value="Orchetto, Sfida 1/2 (100 PX)\\" calcext:value-type="string">
            <text:p>Orchetto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so Nero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90];&quot;, &quot;;[.B90])" office:value-type="string" office:string-value="Orso Nero, Sfida 1/2 (100 PX)\\" calcext:value-type="string">
            <text:p>Orso Nero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icchiatore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91];&quot;, &quot;;[.B91])" office:value-type="string" office:string-value="Picchiatore, Sfida 1/2 (100 PX)\\" calcext:value-type="string">
            <text:p>Picchiatore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ugginofago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92];&quot;, &quot;;[.B92])" office:value-type="string" office:string-value="Rugginofago, Sfida 1/2 (100 PX)\\" calcext:value-type="string">
            <text:p>Rugginofago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huagin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93];&quot;, &quot;;[.B93])" office:value-type="string" office:string-value="Sahuagin, Sfida 1/2 (100 PX)\\" calcext:value-type="string">
            <text:p>Sahuagin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tiro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94];&quot;, &quot;;[.B94])" office:value-type="string" office:string-value="Satiro, Sfida 1/2 (100 PX)\\" calcext:value-type="string">
            <text:p>Satiro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heletro di Cavallo da Guerra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95];&quot;, &quot;;[.B95])" office:value-type="string" office:string-value="Scheletro di Cavallo da Guerra, Sfida 1/2 (100 PX)\\" calcext:value-type="string">
            <text:p>Scheletro di Cavallo da Guerra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iame di Insetti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96];&quot;, &quot;;[.B96])" office:value-type="string" office:string-value="Sciame di Insetti, Sfida 1/2 (100 PX)\\" calcext:value-type="string">
            <text:p>Sciame di Insetti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iame di Ragni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97];&quot;, &quot;;[.B97])" office:value-type="string" office:string-value="Sciame di Ragni, Sfida 1/2 (100 PX)\\" calcext:value-type="string">
            <text:p>Sciame di Ragni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iame di Scarabei <text:s/>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98];&quot;, &quot;;[.B98])" office:value-type="string" office:string-value="Sciame di Scarabei  , Sfida 1/2 (100 PX)\\" calcext:value-type="string">
            <text:p>Sciame di Scarabei <text:s/>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iame di Vespe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99];&quot;, &quot;;[.B99])" office:value-type="string" office:string-value="Sciame di Vespe, Sfida 1/2 (100 PX)\\" calcext:value-type="string">
            <text:p>Sciame di Vespe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iami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100];&quot;, &quot;;[.B100])" office:value-type="string" office:string-value="Sciami, Sfida 1/2 (100 PX)\\" calcext:value-type="string">
            <text:p>Sciami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immione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101];&quot;, &quot;;[.B101])" office:value-type="string" office:string-value="Scimmione, Sfida 1/2 (100 PX)\\" calcext:value-type="string">
            <text:p>Scimmione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qualo Corallino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102];&quot;, &quot;;[.B102])" office:value-type="string" office:string-value="Squalo Corallino, Sfida 1/2 (100 PX)\\" calcext:value-type="string">
            <text:p>Squalo Corallino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omo Magma (Magmin)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103];&quot;, &quot;;[.B103])" office:value-type="string" office:string-value="Uomo Magma (Magmin), Sfida 1/2 (100 PX)\\" calcext:value-type="string">
            <text:p>Uomo Magma (Magmin)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spa Gigante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104];&quot;, &quot;;[.B104])" office:value-type="string" office:string-value="Vespa Gigante, Sfida 1/2 (100 PX)\\" calcext:value-type="string">
            <text:p>Vespa Gigante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org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105];&quot;, &quot;;[.B105])" office:value-type="string" office:string-value="Worg, Sfida 1/2 (100 PX)\\" calcext:value-type="string">
            <text:p>Worg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quila Gigante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06];&quot;, &quot;;[.B106])" office:value-type="string" office:string-value="Aquila Gigante, Sfida 1 (200 PX)\\" calcext:value-type="string">
            <text:p>Aquila Gigante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matura Animata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07];&quot;, &quot;;[.B107])" office:value-type="string" office:string-value="Armatura Animata, Sfida 1 (200 PX)\\" calcext:value-type="string">
            <text:p>Armatura Animata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pia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08];&quot;, &quot;;[.B108])" office:value-type="string" office:string-value="Arpia, Sfida 1 (200 PX)\\" calcext:value-type="string">
            <text:p>Arpia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voltoio Gigante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09];&quot;, &quot;;[.B109])" office:value-type="string" office:string-value="Avvoltoio Gigante, Sfida 1 (200 PX)\\" calcext:value-type="string">
            <text:p>Avvoltoio Gigante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ugbear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10];&quot;, &quot;;[.B110])" office:value-type="string" office:string-value="Bugbear, Sfida 1 (200 PX)\\" calcext:value-type="string">
            <text:p>Bugbear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ne della Morte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11];&quot;, &quot;;[.B111])" office:value-type="string" office:string-value="Cane della Morte, Sfida 1 (200 PX)\\" calcext:value-type="string">
            <text:p>Cane della Morte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nolupo (Metalupo)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12];&quot;, &quot;;[.B112])" office:value-type="string" office:string-value="Dinolupo (Metalupo), Sfida 1 (200 PX)\\" calcext:value-type="string">
            <text:p>Dinolupo (Metalupo)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'Ottone Cucciolo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13];&quot;, &quot;;[.B113])" office:value-type="string" office:string-value="Drago d'Ottone Cucciolo, Sfida 1 (200 PX)\\" calcext:value-type="string">
            <text:p>Drago d'Ottone Cucciolo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i Rame Cucciolo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14];&quot;, &quot;;[.B114])" office:value-type="string" office:string-value="Drago di Rame Cucciolo, Sfida 1 (200 PX)\\" calcext:value-type="string">
            <text:p>Drago di Rame Cucciolo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iade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15];&quot;, &quot;;[.B115])" office:value-type="string" office:string-value="Driade, Sfida 1 (200 PX)\\" calcext:value-type="string">
            <text:p>Driade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uergar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16];&quot;, &quot;;[.B116])" office:value-type="string" office:string-value="Duergar, Sfida 1 (200 PX)\\" calcext:value-type="string">
            <text:p>Duergar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houl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17];&quot;, &quot;;[.B117])" office:value-type="string" office:string-value="Ghoul, Sfida 1 (200 PX)\\" calcext:value-type="string">
            <text:p>Ghoul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obulo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18];&quot;, &quot;;[.B118])" office:value-type="string" office:string-value="Globulo, Sfida 1 (200 PX)\\" calcext:value-type="string">
            <text:p>Globulo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ena Gigante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19];&quot;, &quot;;[.B119])" office:value-type="string" office:string-value="Iena Gigante, Sfida 1 (200 PX)\\" calcext:value-type="string">
            <text:p>Iena Gigante, Sfida 1 (200 PX)\\</text:p>
          </table:table-cell>
          <table:table-cell/>
          <table:table-cell office:value-type="string" calcext:value-type="string">
            <text:p>Deserto</text:p>
          </table:table-cell>
          <table:table-cell office:value-type="string" calcext:value-type="string">
            <text:p>Nottur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mp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20];&quot;, &quot;;[.B120])" office:value-type="string" office:string-value="Imp, Sfida 1 (200 PX)\\" calcext:value-type="string">
            <text:p>Imp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ppogrifo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21];&quot;, &quot;;[.B121])" office:value-type="string" office:string-value="Ippogrifo, Sfida 1 (200 PX)\\" calcext:value-type="string">
            <text:p>Ippogrifo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one <text:s/>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22];&quot;, &quot;;[.B122])" office:value-type="string" office:string-value="Leone  , Sfida 1 (200 PX)\\" calcext:value-type="string">
            <text:p>Leone <text:s/>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go Avventuriero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23];&quot;, &quot;;[.B123])" office:value-type="string" office:string-value="Mago Avventuriero, Sfida 1 (200 PX)\\" calcext:value-type="string">
            <text:p>Mago Avventuriero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co</text:p>
          </table:table-cell>
          <table:table-cell office:value-type="string" calcext:value-type="string">
            <text:p>Sfida 1 (1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24];&quot;, &quot;;[.B124])" office:value-type="string" office:string-value="Orco, Sfida 1 (100 PX)\\" calcext:value-type="string">
            <text:p>Orco, Sfida 1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so Bruno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25];&quot;, &quot;;[.B125])" office:value-type="string" office:string-value="Orso Bruno, Sfida 1 (200 PX)\\" calcext:value-type="string">
            <text:p>Orso Bruno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asit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26];&quot;, &quot;;[.B126])" office:value-type="string" office:string-value="Quasit, Sfida 1 (200 PX)\\" calcext:value-type="string">
            <text:p>Quasit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gno Gigante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27];&quot;, &quot;;[.B127])" office:value-type="string" office:string-value="Ragno Gigante, Sfida 1 (200 PX)\\" calcext:value-type="string">
            <text:p>Ragno Gigante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spo Gigante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28];&quot;, &quot;;[.B128])" office:value-type="string" office:string-value="Rospo Gigante, Sfida 1 (200 PX)\\" calcext:value-type="string">
            <text:p>Rospo Gigante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iame di Pirana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29];&quot;, &quot;;[.B129])" office:value-type="string" office:string-value="Sciame di Pirana, Sfida 1 (200 PX)\\" calcext:value-type="string">
            <text:p>Sciame di Pirana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ia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30];&quot;, &quot;;[.B130])" office:value-type="string" office:string-value="Spia, Sfida 1 (200 PX)\\" calcext:value-type="string">
            <text:p>Spia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igre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31];&quot;, &quot;;[.B131])" office:value-type="string" office:string-value="Tigre, Sfida 1 (200 PX)\\" calcext:value-type="string">
            <text:p>Tigre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o Risvegliato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32];&quot;, &quot;;[.B132])" office:value-type="string" office:string-value="Albero Risvegliato, Sfida 2 (450 PX)\\" calcext:value-type="string">
            <text:p>Albero Risvegliato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ce Gigante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33];&quot;, &quot;;[.B133])" office:value-type="string" office:string-value="Alce Gigante, Sfida 2 (450 PX)\\" calcext:value-type="string">
            <text:p>Alce Gigante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meba Paglierina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34];&quot;, &quot;;[.B134])" office:value-type="string" office:string-value="Ameba Paglierina, Sfida 2 (450 PX)\\" calcext:value-type="string">
            <text:p>Ameba Paglierina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kheg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35];&quot;, &quot;;[.B135])" office:value-type="string" office:string-value="Ankheg, Sfida 2 (450 PX)\\" calcext:value-type="string">
            <text:p>Ankheg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zer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36];&quot;, &quot;;[.B136])" office:value-type="string" office:string-value="Azer, Sfida 2 (450 PX)\\" calcext:value-type="string">
            <text:p>Azer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erserker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37];&quot;, &quot;;[.B137])" office:value-type="string" office:string-value="Berserker, Sfida 2 (450 PX)\\" calcext:value-type="string">
            <text:p>Berserker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latta Esplosiva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38];&quot;, &quot;;[.B138])" office:value-type="string" office:string-value="Blatta Esplosiva, Sfida 2 (450 PX)\\" calcext:value-type="string">
            <text:p>Blatta Esplosiva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pitano dei Banditi/Pirata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39];&quot;, &quot;;[.B139])" office:value-type="string" office:string-value="Capitano dei Banditi/Pirata, Sfida 2 (450 PX)\\" calcext:value-type="string">
            <text:p>Capitano dei Banditi/Pirata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ntauro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40];&quot;, &quot;;[.B140])" office:value-type="string" office:string-value="Centauro, Sfida 2 (450 PX)\\" calcext:value-type="string">
            <text:p>Centauro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inghiale Gigante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41];&quot;, &quot;;[.B141])" office:value-type="string" office:string-value="Cinghiale Gigante, Sfida 2 (450 PX)\\" calcext:value-type="string">
            <text:p>Cinghiale Gigante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bo Gelatinoso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42];&quot;, &quot;;[.B142])" office:value-type="string" office:string-value="Cubo Gelatinoso, Sfida 2 (450 PX)\\" calcext:value-type="string">
            <text:p>Cubo Gelatinoso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avolo Spinoso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43];&quot;, &quot;;[.B143])" office:value-type="string" office:string-value="Diavolo Spinoso, Sfida 2 (450 PX)\\" calcext:value-type="string">
            <text:p>Diavolo Spinoso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Bianco Cucciolo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44];&quot;, &quot;;[.B144])" office:value-type="string" office:string-value="Drago Bianco Cucciolo, Sfida 2 (450 PX)\\" calcext:value-type="string">
            <text:p>Drago Bianco Cucciolo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'Argento Cucciolo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45];&quot;, &quot;;[.B145])" office:value-type="string" office:string-value="Drago d'Argento Cucciolo, Sfida 2 (450 PX)\\" calcext:value-type="string">
            <text:p>Drago d'Argento Cucciolo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i Bronzo Cucciolo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46];&quot;, &quot;;[.B146])" office:value-type="string" office:string-value="Drago di Bronzo Cucciolo, Sfida 2 (450 PX)\\" calcext:value-type="string">
            <text:p>Drago di Bronzo Cucciolo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Nero Cucciolo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47];&quot;, &quot;;[.B147])" office:value-type="string" office:string-value="Drago Nero Cucciolo, Sfida 2 (450 PX)\\" calcext:value-type="string">
            <text:p>Drago Nero Cucciolo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Verde Cucciolo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48];&quot;, &quot;;[.B148])" office:value-type="string" office:string-value="Drago Verde Cucciolo, Sfida 2 (450 PX)\\" calcext:value-type="string">
            <text:p>Drago Verde Cucciolo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uido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49];&quot;, &quot;;[.B149])" office:value-type="string" office:string-value="Druido, Sfida 2 (450 PX)\\" calcext:value-type="string">
            <text:p>Druido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ementale dell'Acqua Minore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50];&quot;, &quot;;[.B150])" office:value-type="string" office:string-value="Elementale dell'Acqua Minore, Sfida 2 (450 PX)\\" calcext:value-type="string">
            <text:p>Elementale dell'Acqua Minore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ttercap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51];&quot;, &quot;;[.B151])" office:value-type="string" office:string-value="Ettercap, Sfida 2 (450 PX)\\" calcext:value-type="string">
            <text:p>Ettercap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uci Gorgoglianti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52];&quot;, &quot;;[.B152])" office:value-type="string" office:string-value="Fauci Gorgoglianti, Sfida 2 (450 PX)\\" calcext:value-type="string">
            <text:p>Fauci Gorgoglianti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uoco Fatuo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53];&quot;, &quot;;[.B153])" office:value-type="string" office:string-value="Fuoco Fatuo, Sfida 2 (450 PX)\\" calcext:value-type="string">
            <text:p>Fuoco Fatuo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rgoyle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54];&quot;, &quot;;[.B154])" office:value-type="string" office:string-value="Gargoyle, Sfida 2 (450 PX)\\" calcext:value-type="string">
            <text:p>Gargoyle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hast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55];&quot;, &quot;;[.B155])" office:value-type="string" office:string-value="Ghast, Sfida 2 (450 PX)\\" calcext:value-type="string">
            <text:p>Ghast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ick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56];&quot;, &quot;;[.B156])" office:value-type="string" office:string-value="Grick, Sfida 2 (450 PX)\\" calcext:value-type="string">
            <text:p>Grick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ifone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57];&quot;, &quot;;[.B157])" office:value-type="string" office:string-value="Grifone, Sfida 2 (450 PX)\\" calcext:value-type="string">
            <text:p>Grifone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gera Marina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58];&quot;, &quot;;[.B158])" office:value-type="string" office:string-value="Megera Marina, Sfida 2 (450 PX)\\" calcext:value-type="string">
            <text:p>Megera Marina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mic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59];&quot;, &quot;;[.B159])" office:value-type="string" office:string-value="Mimic, Sfida 2 (450 PX)\\" calcext:value-type="string">
            <text:p>Mimic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gre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60];&quot;, &quot;;[.B160])" office:value-type="string" office:string-value="Ogre, Sfida 2 (450 PX)\\" calcext:value-type="string">
            <text:p>Ogre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so Polare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61];&quot;, &quot;;[.B161])" office:value-type="string" office:string-value="Orso Polare, Sfida 2 (450 PX)\\" calcext:value-type="string">
            <text:p>Orso Polare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gaso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62];&quot;, &quot;;[.B162])" office:value-type="string" office:string-value="Pegaso, Sfida 2 (450 PX)\\" calcext:value-type="string">
            <text:p>Pegaso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esiosauro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63];&quot;, &quot;;[.B163])" office:value-type="string" office:string-value="Plesiosauro, Sfida 2 (450 PX)\\" calcext:value-type="string">
            <text:p>Plesiosauro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tto Mannaro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64];&quot;, &quot;;[.B164])" office:value-type="string" office:string-value="Ratto Mannaro, Sfida 2 (450 PX)\\" calcext:value-type="string">
            <text:p>Ratto Mannaro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inoceronte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65];&quot;, &quot;;[.B165])" office:value-type="string" office:string-value="Rinoceronte, Sfida 2 (450 PX)\\" calcext:value-type="string">
            <text:p>Rinoceronte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cerdote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66];&quot;, &quot;;[.B166])" office:value-type="string" office:string-value="Sacerdote, Sfida 2 (450 PX)\\" calcext:value-type="string">
            <text:p>Sacerdote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heletro di Minotauro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67];&quot;, &quot;;[.B167])" office:value-type="string" office:string-value="Scheletro di Minotauro, Sfida 2 (450 PX)\\" calcext:value-type="string">
            <text:p>Scheletro di Minotauro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iame di Serpenti Velenosi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68];&quot;, &quot;;[.B168])" office:value-type="string" office:string-value="Sciame di Serpenti Velenosi, Sfida 2 (450 PX)\\" calcext:value-type="string">
            <text:p>Sciame di Serpenti Velenosi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rpente Costrittore Gigante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69];&quot;, &quot;;[.B169])" office:value-type="string" office:string-value="Serpente Costrittore Gigante, Sfida 2 (450 PX)\\" calcext:value-type="string">
            <text:p>Serpente Costrittore Gigante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bilante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70];&quot;, &quot;;[.B170])" office:value-type="string" office:string-value="Sibilante, Sfida 2 (450 PX)\\" calcext:value-type="string">
            <text:p>Sibilante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qualo Cacciatore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71];&quot;, &quot;;[.B171])" office:value-type="string" office:string-value="Squalo Cacciatore, Sfida 2 (450 PX)\\" calcext:value-type="string">
            <text:p>Squalo Cacciatore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ppeto del Soffocamento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72];&quot;, &quot;;[.B172])" office:value-type="string" office:string-value="Tappeto del Soffocamento, Sfida 2 (450 PX)\\" calcext:value-type="string">
            <text:p>Tappeto del Soffocamento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chio Fiammeggiante</text:p>
          </table:table-cell>
          <table:table-cell office:value-type="string" calcext:value-type="string">
            <text:p>Sfida 2 (20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73];&quot;, &quot;;[.B173])" office:value-type="string" office:string-value="Teschio Fiammeggiante, Sfida 2 (200 PX)\\" calcext:value-type="string">
            <text:p>Teschio Fiammeggiante, Sfida 2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igre dai Denti a Sciabola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74];&quot;, &quot;;[.B174])" office:value-type="string" office:string-value="Tigre dai Denti a Sciabola, Sfida 2 (450 PX)\\" calcext:value-type="string">
            <text:p>Tigre dai Denti a Sciabola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ombi Ogre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75];&quot;, &quot;;[.B175])" office:value-type="string" office:string-value="Zombi Ogre, Sfida 2 (450 PX)\\" calcext:value-type="string">
            <text:p>Zombi Ogre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lena Assassina (Orca)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76];&quot;, &quot;;[.B176])" office:value-type="string" office:string-value="Balena Assassina (Orca), Sfida 3 (700 PX)\\" calcext:value-type="string">
            <text:p>Balena Assassina (Orca)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silisco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77];&quot;, &quot;;[.B177])" office:value-type="string" office:string-value="Basilisco, Sfida 3 (700 PX)\\" calcext:value-type="string">
            <text:p>Basilisco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valiere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78];&quot;, &quot;;[.B178])" office:value-type="string" office:string-value="Cavaliere, Sfida 3 (700 PX)\\" calcext:value-type="string">
            <text:p>Cavaliere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striero da Incubo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79];&quot;, &quot;;[.B179])" office:value-type="string" office:string-value="Destriero da Incubo, Sfida 3 (700 PX)\\" calcext:value-type="string">
            <text:p>Destriero da Incubo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avolo Barbuto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80];&quot;, &quot;;[.B180])" office:value-type="string" office:string-value="Diavolo Barbuto, Sfida 3 (700 PX)\\" calcext:value-type="string">
            <text:p>Diavolo Barbuto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81];&quot;, &quot;;[.B181])" office:value-type="string" office:string-value="Doppelganger, Sfida 3 (700 PX)\\" calcext:value-type="string">
            <text:p>Doppelganger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Blu Cucciolo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82];&quot;, &quot;;[.B182])" office:value-type="string" office:string-value="Drago Blu Cucciolo, Sfida 3 (700 PX)\\" calcext:value-type="string">
            <text:p>Drago Blu Cucciolo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'Oro Cucciolo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83];&quot;, &quot;;[.B183])" office:value-type="string" office:string-value="Drago d'Oro Cucciolo, Sfida 3 (700 PX)\\" calcext:value-type="string">
            <text:p>Drago d'Oro Cucciolo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upo Invernale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84];&quot;, &quot;;[.B184])" office:value-type="string" office:string-value="Lupo Invernale, Sfida 3 (700 PX)\\" calcext:value-type="string">
            <text:p>Lupo Invernale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upo Mannaro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85];&quot;, &quot;;[.B185])" office:value-type="string" office:string-value="Lupo Mannaro, Sfida 3 (700 PX)\\" calcext:value-type="string">
            <text:p>Lupo Mannaro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ticora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86];&quot;, &quot;;[.B186])" office:value-type="string" office:string-value="Manticora, Sfida 3 (700 PX)\\" calcext:value-type="string">
            <text:p>Manticora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gera Verde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87];&quot;, &quot;;[.B187])" office:value-type="string" office:string-value="Megera Verde, Sfida 3 (700 PX)\\" calcext:value-type="string">
            <text:p>Megera Verde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otauro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88];&quot;, &quot;;[.B188])" office:value-type="string" office:string-value="Minotauro, Sfida 3 (700 PX)\\" calcext:value-type="string">
            <text:p>Minotauro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ummia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89];&quot;, &quot;;[.B189])" office:value-type="string" office:string-value="Mummia, Sfida 3 (700 PX)\\" calcext:value-type="string">
            <text:p>Mummia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rore Arrampicamuri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90];&quot;, &quot;;[.B190])" office:value-type="string" office:string-value="Orrore Arrampicamuri, Sfida 3 (700 PX)\\" calcext:value-type="string">
            <text:p>Orrore Arrampicamuri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sogufo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91];&quot;, &quot;;[.B191])" office:value-type="string" office:string-value="Orsogufo, Sfida 3 (700 PX)\\" calcext:value-type="string">
            <text:p>Orsogufo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sogufo Saggio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92];&quot;, &quot;;[.B192])" office:value-type="string" office:string-value="Orsogufo Saggio, Sfida 3 (700 PX)\\" calcext:value-type="string">
            <text:p>Orsogufo Saggio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gno Fase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93];&quot;, &quot;;[.B193])" office:value-type="string" office:string-value="Ragno Fase, Sfida 3 (700 PX)\\" calcext:value-type="string">
            <text:p>Ragno Fase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orpione Gigante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94];&quot;, &quot;;[.B194])" office:value-type="string" office:string-value="Scorpione Gigante, Sfida 3 (700 PX)\\" calcext:value-type="string">
            <text:p>Scorpione Gigante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gugio Infernale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95];&quot;, &quot;;[.B195])" office:value-type="string" office:string-value="Segugio Infernale, Sfida 3 (700 PX)\\" calcext:value-type="string">
            <text:p>Segugio Infernale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terano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96];&quot;, &quot;;[.B196])" office:value-type="string" office:string-value="Veterano, Sfida 3 (700 PX)\\" calcext:value-type="string">
            <text:p>Veterano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ight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97];&quot;, &quot;;[.B197])" office:value-type="string" office:string-value="Wight, Sfida 3 (700 PX)\\" calcext:value-type="string">
            <text:p>Wight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.O.C.</text:p>
          </table:table-cell>
          <table:table-cell office:value-type="string" calcext:value-type="string">
            <text:p>Sfida 4 (1.100 PX)\\</text:p>
          </table:table-cell>
          <table:table-cell office:value-type="float" office:value="4" calcext:value-type="float">
            <text:p>4</text:p>
          </table:table-cell>
          <table:table-cell/>
          <table:table-cell table:formula="of:=COM.MICROSOFT.CONCAT([.A198];&quot;, &quot;;[.B198])" office:value-type="string" office:string-value="B.O.C., Sfida 4 (1.100 PX)\\" calcext:value-type="string">
            <text:p>B.O.C., Sfida 4 (1.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nshee</text:p>
          </table:table-cell>
          <table:table-cell office:value-type="string" calcext:value-type="string">
            <text:p>Sfida 4 (1.100 PX)\\</text:p>
          </table:table-cell>
          <table:table-cell office:value-type="float" office:value="4" calcext:value-type="float">
            <text:p>4</text:p>
          </table:table-cell>
          <table:table-cell/>
          <table:table-cell table:formula="of:=COM.MICROSOFT.CONCAT([.A199];&quot;, &quot;;[.B199])" office:value-type="string" office:string-value="Banshee, Sfida 4 (1.100 PX)\\" calcext:value-type="string">
            <text:p>Banshee, Sfida 4 (1.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uul</text:p>
          </table:table-cell>
          <table:table-cell office:value-type="string" calcext:value-type="string">
            <text:p>Sfida 4 (1.100 PX)\\</text:p>
          </table:table-cell>
          <table:table-cell office:value-type="float" office:value="4" calcext:value-type="float">
            <text:p>4</text:p>
          </table:table-cell>
          <table:table-cell/>
          <table:table-cell table:formula="of:=COM.MICROSOFT.CONCAT([.A200];&quot;, &quot;;[.B200])" office:value-type="string" office:string-value="Chuul, Sfida 4 (1.100 PX)\\" calcext:value-type="string">
            <text:p>Chuul, Sfida 4 (1.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inghiale Mannaro</text:p>
          </table:table-cell>
          <table:table-cell office:value-type="string" calcext:value-type="string">
            <text:p>Sfida 4 (1.100 PX)\\</text:p>
          </table:table-cell>
          <table:table-cell office:value-type="float" office:value="4" calcext:value-type="float">
            <text:p>4</text:p>
          </table:table-cell>
          <table:table-cell/>
          <table:table-cell table:formula="of:=COM.MICROSOFT.CONCAT([.A201];&quot;, &quot;;[.B201])" office:value-type="string" office:string-value="Cinghiale Mannaro, Sfida 4 (1.100 PX)\\" calcext:value-type="string">
            <text:p>Cinghiale Mannaro, Sfida 4 (1.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uatl</text:p>
          </table:table-cell>
          <table:table-cell office:value-type="string" calcext:value-type="string">
            <text:p>Sfida 4 (1.100 PX)\\</text:p>
          </table:table-cell>
          <table:table-cell office:value-type="float" office:value="4" calcext:value-type="float">
            <text:p>4</text:p>
          </table:table-cell>
          <table:table-cell/>
          <table:table-cell table:formula="of:=COM.MICROSOFT.CONCAT([.A202];&quot;, &quot;;[.B202])" office:value-type="string" office:string-value="Couatl, Sfida 4 (1.100 PX)\\" calcext:value-type="string">
            <text:p>Couatl, Sfida 4 (1.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Rosso Cucciolo</text:p>
          </table:table-cell>
          <table:table-cell office:value-type="string" calcext:value-type="string">
            <text:p>Sfida 4 (1.100 PX)\\</text:p>
          </table:table-cell>
          <table:table-cell office:value-type="float" office:value="4" calcext:value-type="float">
            <text:p>4</text:p>
          </table:table-cell>
          <table:table-cell/>
          <table:table-cell table:formula="of:=COM.MICROSOFT.CONCAT([.A203];&quot;, &quot;;[.B203])" office:value-type="string" office:string-value="Drago Rosso Cucciolo, Sfida 4 (1.100 PX)\\" calcext:value-type="string">
            <text:p>Drago Rosso Cucciolo, Sfida 4 (1.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efante</text:p>
          </table:table-cell>
          <table:table-cell office:value-type="string" calcext:value-type="string">
            <text:p>Sfida 4 (1.100 PX)\\</text:p>
          </table:table-cell>
          <table:table-cell office:value-type="float" office:value="4" calcext:value-type="float">
            <text:p>4</text:p>
          </table:table-cell>
          <table:table-cell/>
          <table:table-cell table:formula="of:=COM.MICROSOFT.CONCAT([.A204];&quot;, &quot;;[.B204])" office:value-type="string" office:string-value="Elefante, Sfida 4 (1.100 PX)\\" calcext:value-type="string">
            <text:p>Elefante, Sfida 4 (1.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ttin</text:p>
          </table:table-cell>
          <table:table-cell office:value-type="string" calcext:value-type="string">
            <text:p>Sfida 4 (1.100 PX)\\</text:p>
          </table:table-cell>
          <table:table-cell office:value-type="float" office:value="4" calcext:value-type="float">
            <text:p>4</text:p>
          </table:table-cell>
          <table:table-cell/>
          <table:table-cell table:formula="of:=COM.MICROSOFT.CONCAT([.A205];&quot;, &quot;;[.B205])" office:value-type="string" office:string-value="Ettin, Sfida 4 (1.100 PX)\\" calcext:value-type="string">
            <text:p>Ettin, Sfida 4 (1.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ntasma</text:p>
          </table:table-cell>
          <table:table-cell office:value-type="string" calcext:value-type="string">
            <text:p>Sfida 4 (1.100 PX)\\</text:p>
          </table:table-cell>
          <table:table-cell office:value-type="float" office:value="4" calcext:value-type="float">
            <text:p>4</text:p>
          </table:table-cell>
          <table:table-cell/>
          <table:table-cell table:formula="of:=COM.MICROSOFT.CONCAT([.A206];&quot;, &quot;;[.B206])" office:value-type="string" office:string-value="Fantasma, Sfida 4 (1.100 PX)\\" calcext:value-type="string">
            <text:p>Fantasma, Sfida 4 (1.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mia</text:p>
          </table:table-cell>
          <table:table-cell office:value-type="string" calcext:value-type="string">
            <text:p>Sfida 4 (1.100 PX)\\</text:p>
          </table:table-cell>
          <table:table-cell office:value-type="float" office:value="4" calcext:value-type="float">
            <text:p>4</text:p>
          </table:table-cell>
          <table:table-cell/>
          <table:table-cell table:formula="of:=COM.MICROSOFT.CONCAT([.A207];&quot;, &quot;;[.B207])" office:value-type="string" office:string-value="Lamia, Sfida 4 (1.100 PX)\\" calcext:value-type="string">
            <text:p>Lamia, Sfida 4 (1.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ledetti immortale</text:p>
          </table:table-cell>
          <table:table-cell office:value-type="string" calcext:value-type="string">
            <text:p>Sfida 4 (1.100 PX)\\</text:p>
          </table:table-cell>
          <table:table-cell office:value-type="float" office:value="4" calcext:value-type="float">
            <text:p>4</text:p>
          </table:table-cell>
          <table:table-cell/>
          <table:table-cell table:formula="of:=COM.MICROSOFT.CONCAT([.A208];&quot;, &quot;;[.B208])" office:value-type="string" office:string-value="Maledetti immortale, Sfida 4 (1.100 PX)\\" calcext:value-type="string">
            <text:p>Maledetti immortale, Sfida 4 (1.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toplasma Nero</text:p>
          </table:table-cell>
          <table:table-cell office:value-type="string" calcext:value-type="string">
            <text:p>Sfida 4 (1.100 PX)\\</text:p>
          </table:table-cell>
          <table:table-cell office:value-type="float" office:value="4" calcext:value-type="float">
            <text:p>4</text:p>
          </table:table-cell>
          <table:table-cell/>
          <table:table-cell table:formula="of:=COM.MICROSOFT.CONCAT([.A209];&quot;, &quot;;[.B209])" office:value-type="string" office:string-value="Protoplasma Nero, Sfida 4 (1.100 PX)\\" calcext:value-type="string">
            <text:p>Protoplasma Nero, Sfida 4 (1.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ccube</text:p>
          </table:table-cell>
          <table:table-cell office:value-type="string" calcext:value-type="string">
            <text:p>Sfida 4 (1.100 PX)\\</text:p>
          </table:table-cell>
          <table:table-cell office:value-type="float" office:value="4" calcext:value-type="float">
            <text:p>4</text:p>
          </table:table-cell>
          <table:table-cell/>
          <table:table-cell table:formula="of:=COM.MICROSOFT.CONCAT([.A210];&quot;, &quot;;[.B210])" office:value-type="string" office:string-value="Succube, Sfida 4 (1.100 PX)\\" calcext:value-type="string">
            <text:p>Succube, Sfida 4 (1.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igre Mannara</text:p>
          </table:table-cell>
          <table:table-cell office:value-type="string" calcext:value-type="string">
            <text:p>Sfida 4 (1.100 PX)\\</text:p>
          </table:table-cell>
          <table:table-cell office:value-type="float" office:value="4" calcext:value-type="float">
            <text:p>4</text:p>
          </table:table-cell>
          <table:table-cell/>
          <table:table-cell table:formula="of:=COM.MICROSOFT.CONCAT([.A211];&quot;, &quot;;[.B211])" office:value-type="string" office:string-value="Tigre Mannara, Sfida 4 (1.100 PX)\\" calcext:value-type="string">
            <text:p>Tigre Mannara, Sfida 4 (1.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rciascura</text:p>
          </table:table-cell>
          <table:table-cell office:value-type="string" calcext:value-type="string">
            <text:p>Sfida 4 (1.100 PX)\\</text:p>
          </table:table-cell>
          <table:table-cell office:value-type="float" office:value="4" calcext:value-type="float">
            <text:p>4</text:p>
          </table:table-cell>
          <table:table-cell/>
          <table:table-cell table:formula="of:=COM.MICROSOFT.CONCAT([.A212];&quot;, &quot;;[.B212])" office:value-type="string" office:string-value="Torciascura, Sfida 4 (1.100 PX)\\" calcext:value-type="string">
            <text:p>Torciascura, Sfida 4 (1.100 PX)\\</text:p>
          </table:table-cell>
          <table:table-cell/>
          <table:table-cell office:value-type="string" calcext:value-type="string">
            <text:p>Dunge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rme Strisciante Tentacolato</text:p>
          </table:table-cell>
          <table:table-cell office:value-type="string" calcext:value-type="string">
            <text:p>Sfida 4 (1.100 PX)\\</text:p>
          </table:table-cell>
          <table:table-cell office:value-type="float" office:value="4" calcext:value-type="float">
            <text:p>4</text:p>
          </table:table-cell>
          <table:table-cell/>
          <table:table-cell table:formula="of:=COM.MICROSOFT.CONCAT([.A213];&quot;, &quot;;[.B213])" office:value-type="string" office:string-value="Verme Strisciante Tentacolato, Sfida 4 (1.100 PX)\\" calcext:value-type="string">
            <text:p>Verme Strisciante Tentacolato, Sfida 4 (1.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ulette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14];&quot;, &quot;;[.B214])" office:value-type="string" office:string-value="Bulette, Sfida 5 (1.800 PX)\\" calcext:value-type="string">
            <text:p>Bulette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ccodrillo Gigante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15];&quot;, &quot;;[.B215])" office:value-type="string" office:string-value="Coccodrillo Gigante, Sfida 5 (1.800 PX)\\" calcext:value-type="string">
            <text:p>Coccodrillo Gigante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mulo Strisciante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16];&quot;, &quot;;[.B216])" office:value-type="string" office:string-value="Cumulo Strisciante, Sfida 5 (1.800 PX)\\" calcext:value-type="string">
            <text:p>Cumulo Strisciante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ementale del Fuoco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17];&quot;, &quot;;[.B217])" office:value-type="string" office:string-value="Elementale del Fuoco, Sfida 5 (1.800 PX)\\" calcext:value-type="string">
            <text:p>Elementale del Fuoco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ementale dell'Acqua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18];&quot;, &quot;;[.B218])" office:value-type="string" office:string-value="Elementale dell'Acqua, Sfida 5 (1.800 PX)\\" calcext:value-type="string">
            <text:p>Elementale dell'Acqua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ementale dell'Aria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19];&quot;, &quot;;[.B219])" office:value-type="string" office:string-value="Elementale dell'Aria, Sfida 5 (1.800 PX)\\" calcext:value-type="string">
            <text:p>Elementale dell'Aria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ementale della Terra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20];&quot;, &quot;;[.B220])" office:value-type="string" office:string-value="Elementale della Terra, Sfida 5 (1.800 PX)\\" calcext:value-type="string">
            <text:p>Elementale della Terra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ustigatore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21];&quot;, &quot;;[.B221])" office:value-type="string" office:string-value="Fustigatore, Sfida 5 (1.800 PX)\\" calcext:value-type="string">
            <text:p>Fustigatore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igante di Collina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22];&quot;, &quot;;[.B222])" office:value-type="string" office:string-value="Gigante di Collina, Sfida 5 (1.800 PX)\\" calcext:value-type="string">
            <text:p>Gigante di Collina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adiatore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23];&quot;, &quot;;[.B223])" office:value-type="string" office:string-value="Gladiatore, Sfida 5 (1.800 PX)\\" calcext:value-type="string">
            <text:p>Gladiatore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lem di Carne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24];&quot;, &quot;;[.B224])" office:value-type="string" office:string-value="Golem di Carne, Sfida 5 (1.800 PX)\\" calcext:value-type="string">
            <text:p>Golem di Carne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rgone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25];&quot;, &quot;;[.B225])" office:value-type="string" office:string-value="Gorgone, Sfida 5 (1.800 PX)\\" calcext:value-type="string">
            <text:p>Gorgone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gera Notturna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26];&quot;, &quot;;[.B226])" office:value-type="string" office:string-value="Megera Notturna, Sfida 5 (1.800 PX)\\" calcext:value-type="string">
            <text:p>Megera Notturna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so Mannaro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27];&quot;, &quot;;[.B227])" office:value-type="string" office:string-value="Orso Mannaro, Sfida 5 (1.800 PX)\\" calcext:value-type="string">
            <text:p>Orso Mannaro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tyugh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28];&quot;, &quot;;[.B228])" office:value-type="string" office:string-value="Otyugh, Sfida 5 (1.800 PX)\\" calcext:value-type="string">
            <text:p>Otyugh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lamandra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29];&quot;, &quot;;[.B229])" office:value-type="string" office:string-value="Salamandra, Sfida 5 (1.800 PX)\\" calcext:value-type="string">
            <text:p>Salamandra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qualo Gigante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30];&quot;, &quot;;[.B230])" office:value-type="string" office:string-value="Squalo Gigante, Sfida 5 (1.800 PX)\\" calcext:value-type="string">
            <text:p>Squalo Gigante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iceratopo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31];&quot;, &quot;;[.B231])" office:value-type="string" office:string-value="Triceratopo, Sfida 5 (1.800 PX)\\" calcext:value-type="string">
            <text:p>Triceratopo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oll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32];&quot;, &quot;;[.B232])" office:value-type="string" office:string-value="Troll, Sfida 5 (1.800 PX)\\" calcext:value-type="string">
            <text:p>Troll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nicorno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33];&quot;, &quot;;[.B233])" office:value-type="string" office:string-value="Unicorno, Sfida 5 (1.800 PX)\\" calcext:value-type="string">
            <text:p>Unicorno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raith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34];&quot;, &quot;;[.B234])" office:value-type="string" office:string-value="Wraith, Sfida 5 (1.800 PX)\\" calcext:value-type="string">
            <text:p>Wraith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orn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35];&quot;, &quot;;[.B235])" office:value-type="string" office:string-value="Xorn, Sfida 5 (1.800 PX)\\" calcext:value-type="string">
            <text:p>Xorn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mera</text:p>
          </table:table-cell>
          <table:table-cell office:value-type="string" calcext:value-type="string">
            <text:p>Sfida 6 (2.300 PX)\\</text:p>
          </table:table-cell>
          <table:table-cell office:value-type="float" office:value="6" calcext:value-type="float">
            <text:p>6</text:p>
          </table:table-cell>
          <table:table-cell/>
          <table:table-cell table:formula="of:=COM.MICROSOFT.CONCAT([.A236];&quot;, &quot;;[.B236])" office:value-type="string" office:string-value="Chimera, Sfida 6 (2.300 PX)\\" calcext:value-type="string">
            <text:p>Chimera, Sfida 6 (2.3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Bianco Giovane</text:p>
          </table:table-cell>
          <table:table-cell office:value-type="string" calcext:value-type="string">
            <text:p>Sfida 6 (2.300 PX)\\</text:p>
          </table:table-cell>
          <table:table-cell office:value-type="float" office:value="6" calcext:value-type="float">
            <text:p>6</text:p>
          </table:table-cell>
          <table:table-cell/>
          <table:table-cell table:formula="of:=COM.MICROSOFT.CONCAT([.A237];&quot;, &quot;;[.B237])" office:value-type="string" office:string-value="Drago Bianco Giovane, Sfida 6 (2.300 PX)\\" calcext:value-type="string">
            <text:p>Drago Bianco Giovane, Sfida 6 (2.3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'Ottone Giovane</text:p>
          </table:table-cell>
          <table:table-cell office:value-type="string" calcext:value-type="string">
            <text:p>Sfida 6 (2.300 PX)\\</text:p>
          </table:table-cell>
          <table:table-cell office:value-type="float" office:value="6" calcext:value-type="float">
            <text:p>6</text:p>
          </table:table-cell>
          <table:table-cell/>
          <table:table-cell table:formula="of:=COM.MICROSOFT.CONCAT([.A238];&quot;, &quot;;[.B238])" office:value-type="string" office:string-value="Drago d'Ottone Giovane, Sfida 6 (2.300 PX)\\" calcext:value-type="string">
            <text:p>Drago d'Ottone Giovane, Sfida 6 (2.3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ider</text:p>
          </table:table-cell>
          <table:table-cell office:value-type="string" calcext:value-type="string">
            <text:p>Sfida 6 (2.300 PX)\\</text:p>
          </table:table-cell>
          <table:table-cell office:value-type="float" office:value="6" calcext:value-type="float">
            <text:p>6</text:p>
          </table:table-cell>
          <table:table-cell/>
          <table:table-cell table:formula="of:=COM.MICROSOFT.CONCAT([.A239];&quot;, &quot;;[.B239])" office:value-type="string" office:string-value="Drider, Sfida 6 (2.300 PX)\\" calcext:value-type="string">
            <text:p>Drider, Sfida 6 (2.3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ande Mago</text:p>
          </table:table-cell>
          <table:table-cell office:value-type="string" calcext:value-type="string">
            <text:p>Sfida 6 (2.300 PX)\\</text:p>
          </table:table-cell>
          <table:table-cell office:value-type="float" office:value="6" calcext:value-type="float">
            <text:p>6</text:p>
          </table:table-cell>
          <table:table-cell/>
          <table:table-cell table:formula="of:=COM.MICROSOFT.CONCAT([.A240];&quot;, &quot;;[.B240])" office:value-type="string" office:string-value="Grande Mago, Sfida 6 (2.300 PX)\\" calcext:value-type="string">
            <text:p>Grande Mago, Sfida 6 (2.3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mmut</text:p>
          </table:table-cell>
          <table:table-cell office:value-type="string" calcext:value-type="string">
            <text:p>Sfida 6 (2.300 PX)\\</text:p>
          </table:table-cell>
          <table:table-cell office:value-type="float" office:value="6" calcext:value-type="float">
            <text:p>6</text:p>
          </table:table-cell>
          <table:table-cell/>
          <table:table-cell table:formula="of:=COM.MICROSOFT.CONCAT([.A241];&quot;, &quot;;[.B241])" office:value-type="string" office:string-value="Mammut, Sfida 6 (2.300 PX)\\" calcext:value-type="string">
            <text:p>Mammut, Sfida 6 (2.3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dusa</text:p>
          </table:table-cell>
          <table:table-cell office:value-type="string" calcext:value-type="string">
            <text:p>Sfida 6 (2.300 PX)\\</text:p>
          </table:table-cell>
          <table:table-cell office:value-type="float" office:value="6" calcext:value-type="float">
            <text:p>6</text:p>
          </table:table-cell>
          <table:table-cell/>
          <table:table-cell table:formula="of:=COM.MICROSOFT.CONCAT([.A242];&quot;, &quot;;[.B242])" office:value-type="string" office:string-value="Medusa, Sfida 6 (2.300 PX)\\" calcext:value-type="string">
            <text:p>Medusa, Sfida 6 (2.3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rsecutore Invisibile</text:p>
          </table:table-cell>
          <table:table-cell office:value-type="string" calcext:value-type="string">
            <text:p>Sfida 6 (2.300 PX)\\</text:p>
          </table:table-cell>
          <table:table-cell office:value-type="float" office:value="6" calcext:value-type="float">
            <text:p>6</text:p>
          </table:table-cell>
          <table:table-cell/>
          <table:table-cell table:formula="of:=COM.MICROSOFT.CONCAT([.A243];&quot;, &quot;;[.B243])" office:value-type="string" office:string-value="Persecutore Invisibile, Sfida 6 (2.300 PX)\\" calcext:value-type="string">
            <text:p>Persecutore Invisibile, Sfida 6 (2.3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genie Vampirica <text:s/></text:p>
          </table:table-cell>
          <table:table-cell office:value-type="string" calcext:value-type="string">
            <text:p>Sfida 6 (1.800 PX)\\</text:p>
          </table:table-cell>
          <table:table-cell office:value-type="float" office:value="6" calcext:value-type="float">
            <text:p>6</text:p>
          </table:table-cell>
          <table:table-cell/>
          <table:table-cell table:formula="of:=COM.MICROSOFT.CONCAT([.A244];&quot;, &quot;;[.B244])" office:value-type="string" office:string-value="Progenie Vampirica  , Sfida 6 (1.800 PX)\\" calcext:value-type="string">
            <text:p>Progenie Vampirica <text:s/>, Sfida 6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verna</text:p>
          </table:table-cell>
          <table:table-cell office:value-type="string" calcext:value-type="string">
            <text:p>Sfida 6 (2.300 PX)\\</text:p>
          </table:table-cell>
          <table:table-cell office:value-type="float" office:value="6" calcext:value-type="float">
            <text:p>6</text:p>
          </table:table-cell>
          <table:table-cell/>
          <table:table-cell table:formula="of:=COM.MICROSOFT.CONCAT([.A245];&quot;, &quot;;[.B245])" office:value-type="string" office:string-value="Viverna, Sfida 6 (2.300 PX)\\" calcext:value-type="string">
            <text:p>Viverna, Sfida 6 (2.3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rock</text:p>
          </table:table-cell>
          <table:table-cell office:value-type="string" calcext:value-type="string">
            <text:p>Sfida 6 (2.300 PX)\\</text:p>
          </table:table-cell>
          <table:table-cell office:value-type="float" office:value="6" calcext:value-type="float">
            <text:p>6</text:p>
          </table:table-cell>
          <table:table-cell/>
          <table:table-cell table:formula="of:=COM.MICROSOFT.CONCAT([.A246];&quot;, &quot;;[.B246])" office:value-type="string" office:string-value="Vrock, Sfida 6 (2.300 PX)\\" calcext:value-type="string">
            <text:p>Vrock, Sfida 6 (2.3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i Rame Giovane</text:p>
          </table:table-cell>
          <table:table-cell office:value-type="string" calcext:value-type="string">
            <text:p>Sfida 7 (2.900 PX)\\</text:p>
          </table:table-cell>
          <table:table-cell office:value-type="float" office:value="7" calcext:value-type="float">
            <text:p>7</text:p>
          </table:table-cell>
          <table:table-cell/>
          <table:table-cell table:formula="of:=COM.MICROSOFT.CONCAT([.A247];&quot;, &quot;;[.B247])" office:value-type="string" office:string-value="Drago di Rame Giovane, Sfida 7 (2.900 PX)\\" calcext:value-type="string">
            <text:p>Drago di Rame Giovane, Sfida 7 (2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Nero Giovane</text:p>
          </table:table-cell>
          <table:table-cell office:value-type="string" calcext:value-type="string">
            <text:p>Sfida 7 (2.900 PX)\\</text:p>
          </table:table-cell>
          <table:table-cell office:value-type="float" office:value="7" calcext:value-type="float">
            <text:p>7</text:p>
          </table:table-cell>
          <table:table-cell/>
          <table:table-cell table:formula="of:=COM.MICROSOFT.CONCAT([.A248];&quot;, &quot;;[.B248])" office:value-type="string" office:string-value="Drago Nero Giovane, Sfida 7 (2.900 PX)\\" calcext:value-type="string">
            <text:p>Drago Nero Giovane, Sfida 7 (2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igante di Pietra</text:p>
          </table:table-cell>
          <table:table-cell office:value-type="string" calcext:value-type="string">
            <text:p>Sfida 7 (2.900 PX)\\</text:p>
          </table:table-cell>
          <table:table-cell office:value-type="float" office:value="7" calcext:value-type="float">
            <text:p>7</text:p>
          </table:table-cell>
          <table:table-cell/>
          <table:table-cell table:formula="of:=COM.MICROSOFT.CONCAT([.A249];&quot;, &quot;;[.B249])" office:value-type="string" office:string-value="Gigante di Pietra, Sfida 7 (2.900 PX)\\" calcext:value-type="string">
            <text:p>Gigante di Pietra, Sfida 7 (2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uardiano Protettore</text:p>
          </table:table-cell>
          <table:table-cell office:value-type="string" calcext:value-type="string">
            <text:p>Sfida 7 (2.900 PX)\\</text:p>
          </table:table-cell>
          <table:table-cell office:value-type="float" office:value="7" calcext:value-type="float">
            <text:p>7</text:p>
          </table:table-cell>
          <table:table-cell/>
          <table:table-cell table:formula="of:=COM.MICROSOFT.CONCAT([.A250];&quot;, &quot;;[.B250])" office:value-type="string" office:string-value="Guardiano Protettore, Sfida 7 (2.900 PX)\\" calcext:value-type="string">
            <text:p>Guardiano Protettore, Sfida 7 (2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i</text:p>
          </table:table-cell>
          <table:table-cell office:value-type="string" calcext:value-type="string">
            <text:p>Sfida 7 (2.900 PX)\\</text:p>
          </table:table-cell>
          <table:table-cell office:value-type="float" office:value="7" calcext:value-type="float">
            <text:p>7</text:p>
          </table:table-cell>
          <table:table-cell/>
          <table:table-cell table:formula="of:=COM.MICROSOFT.CONCAT([.A251];&quot;, &quot;;[.B251])" office:value-type="string" office:string-value="Oni, Sfida 7 (2.900 PX)\\" calcext:value-type="string">
            <text:p>Oni, Sfida 7 (2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immione Gigante</text:p>
          </table:table-cell>
          <table:table-cell office:value-type="string" calcext:value-type="string">
            <text:p>Sfida 7 (2.900 PX)\\</text:p>
          </table:table-cell>
          <table:table-cell office:value-type="float" office:value="7" calcext:value-type="float">
            <text:p>7</text:p>
          </table:table-cell>
          <table:table-cell/>
          <table:table-cell table:formula="of:=COM.MICROSOFT.CONCAT([.A252];&quot;, &quot;;[.B252])" office:value-type="string" office:string-value="Scimmione Gigante, Sfida 7 (2.900 PX)\\" calcext:value-type="string">
            <text:p>Scimmione Gigante, Sfida 7 (2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sassino</text:p>
          </table:table-cell>
          <table:table-cell office:value-type="string" calcext:value-type="string">
            <text:p>Sfida 8 (3.900 PX)\\</text:p>
          </table:table-cell>
          <table:table-cell office:value-type="float" office:value="8" calcext:value-type="float">
            <text:p>8</text:p>
          </table:table-cell>
          <table:table-cell/>
          <table:table-cell table:formula="of:=COM.MICROSOFT.CONCAT([.A253];&quot;, &quot;;[.B253])" office:value-type="string" office:string-value="Assassino, Sfida 8 (3.900 PX)\\" calcext:value-type="string">
            <text:p>Assassino, Sfida 8 (3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avolo delle Catene </text:p>
          </table:table-cell>
          <table:table-cell office:value-type="string" calcext:value-type="string">
            <text:p>Sfida 8 (3.900 PX)\\</text:p>
          </table:table-cell>
          <table:table-cell office:value-type="float" office:value="8" calcext:value-type="float">
            <text:p>8</text:p>
          </table:table-cell>
          <table:table-cell/>
          <table:table-cell table:formula="of:=COM.MICROSOFT.CONCAT([.A254];&quot;, &quot;;[.B254])" office:value-type="string" office:string-value="Diavolo delle Catene , Sfida 8 (3.900 PX)\\" calcext:value-type="string">
            <text:p>Diavolo delle Catene , Sfida 8 (3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i Bronzo Giovane</text:p>
          </table:table-cell>
          <table:table-cell office:value-type="string" calcext:value-type="string">
            <text:p>Sfida 8 (3.900 PX)\\</text:p>
          </table:table-cell>
          <table:table-cell office:value-type="float" office:value="8" calcext:value-type="float">
            <text:p>8</text:p>
          </table:table-cell>
          <table:table-cell/>
          <table:table-cell table:formula="of:=COM.MICROSOFT.CONCAT([.A255];&quot;, &quot;;[.B255])" office:value-type="string" office:string-value="Drago di Bronzo Giovane, Sfida 8 (3.900 PX)\\" calcext:value-type="string">
            <text:p>Drago di Bronzo Giovane, Sfida 8 (3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Verde Giovane</text:p>
          </table:table-cell>
          <table:table-cell office:value-type="string" calcext:value-type="string">
            <text:p>Sfida 8 (3.900 PX)\\</text:p>
          </table:table-cell>
          <table:table-cell office:value-type="float" office:value="8" calcext:value-type="float">
            <text:p>8</text:p>
          </table:table-cell>
          <table:table-cell/>
          <table:table-cell table:formula="of:=COM.MICROSOFT.CONCAT([.A256];&quot;, &quot;;[.B256])" office:value-type="string" office:string-value="Drago Verde Giovane, Sfida 8 (3.900 PX)\\" calcext:value-type="string">
            <text:p>Drago Verde Giovane, Sfida 8 (3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igante del Gelo</text:p>
          </table:table-cell>
          <table:table-cell office:value-type="string" calcext:value-type="string">
            <text:p>Sfida 8 (3.900 PX)\\</text:p>
          </table:table-cell>
          <table:table-cell office:value-type="float" office:value="8" calcext:value-type="float">
            <text:p>8</text:p>
          </table:table-cell>
          <table:table-cell/>
          <table:table-cell table:formula="of:=COM.MICROSOFT.CONCAT([.A257];&quot;, &quot;;[.B257])" office:value-type="string" office:string-value="Gigante del Gelo, Sfida 8 (3.900 PX)\\" calcext:value-type="string">
            <text:p>Gigante del Gelo, Sfida 8 (3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zrou</text:p>
          </table:table-cell>
          <table:table-cell office:value-type="string" calcext:value-type="string">
            <text:p>Sfida 8 (3.900 PX)\\</text:p>
          </table:table-cell>
          <table:table-cell office:value-type="float" office:value="8" calcext:value-type="float">
            <text:p>8</text:p>
          </table:table-cell>
          <table:table-cell/>
          <table:table-cell table:formula="of:=COM.MICROSOFT.CONCAT([.A258];&quot;, &quot;;[.B258])" office:value-type="string" office:string-value="Hezrou, Sfida 8 (3.900 PX)\\" calcext:value-type="string">
            <text:p>Hezrou, Sfida 8 (3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dra</text:p>
          </table:table-cell>
          <table:table-cell office:value-type="string" calcext:value-type="string">
            <text:p>Sfida 8 (3.900 PX)\\</text:p>
          </table:table-cell>
          <table:table-cell office:value-type="float" office:value="8" calcext:value-type="float">
            <text:p>8</text:p>
          </table:table-cell>
          <table:table-cell/>
          <table:table-cell table:formula="of:=COM.MICROSOFT.CONCAT([.A259];&quot;, &quot;;[.B259])" office:value-type="string" office:string-value="Idra, Sfida 8 (3.900 PX)\\" calcext:value-type="string">
            <text:p>Idra, Sfida 8 (3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to Assassino</text:p>
          </table:table-cell>
          <table:table-cell office:value-type="string" calcext:value-type="string">
            <text:p>Sfida 8 (3.900 PX)\\</text:p>
          </table:table-cell>
          <table:table-cell office:value-type="float" office:value="8" calcext:value-type="float">
            <text:p>8</text:p>
          </table:table-cell>
          <table:table-cell/>
          <table:table-cell table:formula="of:=COM.MICROSOFT.CONCAT([.A260];&quot;, &quot;;[.B260])" office:value-type="string" office:string-value="Manto Assassino, Sfida 8 (3.900 PX)\\" calcext:value-type="string">
            <text:p>Manto Assassino, Sfida 8 (3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ga Spirituale</text:p>
          </table:table-cell>
          <table:table-cell office:value-type="string" calcext:value-type="string">
            <text:p>Sfida 8 (3.900 PX)\\</text:p>
          </table:table-cell>
          <table:table-cell office:value-type="float" office:value="8" calcext:value-type="float">
            <text:p>8</text:p>
          </table:table-cell>
          <table:table-cell/>
          <table:table-cell table:formula="of:=COM.MICROSOFT.CONCAT([.A261];&quot;, &quot;;[.B261])" office:value-type="string" office:string-value="Naga Spirituale, Sfida 8 (3.900 PX)\\" calcext:value-type="string">
            <text:p>Naga Spirituale, Sfida 8 (3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irannosauro</text:p>
          </table:table-cell>
          <table:table-cell office:value-type="string" calcext:value-type="string">
            <text:p>Sfida 8 (3.900 PX)\\</text:p>
          </table:table-cell>
          <table:table-cell office:value-type="float" office:value="8" calcext:value-type="float">
            <text:p>8</text:p>
          </table:table-cell>
          <table:table-cell/>
          <table:table-cell table:formula="of:=COM.MICROSOFT.CONCAT([.A262];&quot;, &quot;;[.B262])" office:value-type="string" office:string-value="Tirannosauro, Sfida 8 (3.900 PX)\\" calcext:value-type="string">
            <text:p>Tirannosauro, Sfida 8 (3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avolo d'Ossa</text:p>
          </table:table-cell>
          <table:table-cell office:value-type="string" calcext:value-type="string">
            <text:p>Sfida 9 (5000 PX)\\</text:p>
          </table:table-cell>
          <table:table-cell office:value-type="float" office:value="9" calcext:value-type="float">
            <text:p>9</text:p>
          </table:table-cell>
          <table:table-cell/>
          <table:table-cell table:formula="of:=COM.MICROSOFT.CONCAT([.A263];&quot;, &quot;;[.B263])" office:value-type="string" office:string-value="Diavolo d'Ossa, Sfida 9 (5000 PX)\\" calcext:value-type="string">
            <text:p>Diavolo d'Ossa, Sfida 9 (5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vora Cervelli</text:p>
          </table:table-cell>
          <table:table-cell office:value-type="string" calcext:value-type="string">
            <text:p>Sfida 9 (5000 PX)\\</text:p>
          </table:table-cell>
          <table:table-cell office:value-type="float" office:value="9" calcext:value-type="float">
            <text:p>9</text:p>
          </table:table-cell>
          <table:table-cell/>
          <table:table-cell table:formula="of:=COM.MICROSOFT.CONCAT([.A264];&quot;, &quot;;[.B264])" office:value-type="string" office:string-value="Divora Cervelli, Sfida 9 (5000 PX)\\" calcext:value-type="string">
            <text:p>Divora Cervelli, Sfida 9 (5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Blu Giovane</text:p>
          </table:table-cell>
          <table:table-cell office:value-type="string" calcext:value-type="string">
            <text:p>Sfida 9 (5000 PX)\\</text:p>
          </table:table-cell>
          <table:table-cell office:value-type="float" office:value="9" calcext:value-type="float">
            <text:p>9</text:p>
          </table:table-cell>
          <table:table-cell/>
          <table:table-cell table:formula="of:=COM.MICROSOFT.CONCAT([.A265];&quot;, &quot;;[.B265])" office:value-type="string" office:string-value="Drago Blu Giovane, Sfida 9 (5000 PX)\\" calcext:value-type="string">
            <text:p>Drago Blu Giovane, Sfida 9 (5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'Argento Giovane</text:p>
          </table:table-cell>
          <table:table-cell office:value-type="string" calcext:value-type="string">
            <text:p>Sfida 9 (5000 PX)\\</text:p>
          </table:table-cell>
          <table:table-cell office:value-type="float" office:value="9" calcext:value-type="float">
            <text:p>9</text:p>
          </table:table-cell>
          <table:table-cell/>
          <table:table-cell table:formula="of:=COM.MICROSOFT.CONCAT([.A266];&quot;, &quot;;[.B266])" office:value-type="string" office:string-value="Drago d'Argento Giovane, Sfida 9 (5000 PX)\\" calcext:value-type="string">
            <text:p>Drago d'Argento Giovane, Sfida 9 (5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ementale dell'Acqua Maggiore</text:p>
          </table:table-cell>
          <table:table-cell office:value-type="string" calcext:value-type="string">
            <text:p>Sfida 9 (5000 PX)\\</text:p>
          </table:table-cell>
          <table:table-cell office:value-type="float" office:value="9" calcext:value-type="float">
            <text:p>9</text:p>
          </table:table-cell>
          <table:table-cell/>
          <table:table-cell table:formula="of:=COM.MICROSOFT.CONCAT([.A267];&quot;, &quot;;[.B267])" office:value-type="string" office:string-value="Elementale dell'Acqua Maggiore, Sfida 9 (5000 PX)\\" calcext:value-type="string">
            <text:p>Elementale dell'Acqua Maggiore, Sfida 9 (5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igante del Fuoco</text:p>
          </table:table-cell>
          <table:table-cell office:value-type="string" calcext:value-type="string">
            <text:p>Sfida 9 (5000 PX)\\</text:p>
          </table:table-cell>
          <table:table-cell office:value-type="float" office:value="9" calcext:value-type="float">
            <text:p>9</text:p>
          </table:table-cell>
          <table:table-cell/>
          <table:table-cell table:formula="of:=COM.MICROSOFT.CONCAT([.A268];&quot;, &quot;;[.B268])" office:value-type="string" office:string-value="Gigante del Fuoco, Sfida 9 (5000 PX)\\" calcext:value-type="string">
            <text:p>Gigante del Fuoco, Sfida 9 (5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igante delle Nuvole</text:p>
          </table:table-cell>
          <table:table-cell office:value-type="string" calcext:value-type="string">
            <text:p>Sfida 9 (5000 PX)\\</text:p>
          </table:table-cell>
          <table:table-cell office:value-type="float" office:value="9" calcext:value-type="float">
            <text:p>9</text:p>
          </table:table-cell>
          <table:table-cell/>
          <table:table-cell table:formula="of:=COM.MICROSOFT.CONCAT([.A269];&quot;, &quot;;[.B269])" office:value-type="string" office:string-value="Gigante delle Nuvole, Sfida 9 (5000 PX)\\" calcext:value-type="string">
            <text:p>Gigante delle Nuvole, Sfida 9 (5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abrezu</text:p>
          </table:table-cell>
          <table:table-cell office:value-type="string" calcext:value-type="string">
            <text:p>Sfida 9 (5000 PX)\\</text:p>
          </table:table-cell>
          <table:table-cell office:value-type="float" office:value="9" calcext:value-type="float">
            <text:p>9</text:p>
          </table:table-cell>
          <table:table-cell/>
          <table:table-cell table:formula="of:=COM.MICROSOFT.CONCAT([.A270];&quot;, &quot;;[.B270])" office:value-type="string" office:string-value="Glabrezu, Sfida 9 (5000 PX)\\" calcext:value-type="string">
            <text:p>Glabrezu, Sfida 9 (5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lem di Argilla</text:p>
          </table:table-cell>
          <table:table-cell office:value-type="string" calcext:value-type="string">
            <text:p>Sfida 9 (5000 PX)\\</text:p>
          </table:table-cell>
          <table:table-cell office:value-type="float" office:value="9" calcext:value-type="float">
            <text:p>9</text:p>
          </table:table-cell>
          <table:table-cell/>
          <table:table-cell table:formula="of:=COM.MICROSOFT.CONCAT([.A271];&quot;, &quot;;[.B271])" office:value-type="string" office:string-value="Golem di Argilla, Sfida 9 (5000 PX)\\" calcext:value-type="string">
            <text:p>Golem di Argilla, Sfida 9 (5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omo Albero (Treant)</text:p>
          </table:table-cell>
          <table:table-cell office:value-type="string" calcext:value-type="string">
            <text:p>Sfida 9 (5000 PX)\\</text:p>
          </table:table-cell>
          <table:table-cell office:value-type="float" office:value="9" calcext:value-type="float">
            <text:p>9</text:p>
          </table:table-cell>
          <table:table-cell/>
          <table:table-cell table:formula="of:=COM.MICROSOFT.CONCAT([.A272];&quot;, &quot;;[.B272])" office:value-type="string" office:string-value="Uomo Albero (Treant), Sfida 9 (5000 PX)\\" calcext:value-type="string">
            <text:p>Uomo Albero (Treant), Sfida 9 (5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oleth</text:p>
          </table:table-cell>
          <table:table-cell office:value-type="string" calcext:value-type="string">
            <text:p>Sfida 10 (5.900 PX)\\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M.MICROSOFT.CONCAT([.A273];&quot;, &quot;;[.B273])" office:value-type="string" office:string-value="Aboleth, Sfida 10 (5.900 PX)\\" calcext:value-type="string">
            <text:p>Aboleth, Sfida 10 (5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gelo Deva</text:p>
          </table:table-cell>
          <table:table-cell office:value-type="string" calcext:value-type="string">
            <text:p>Sfida 10 (5.900 PX)\\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M.MICROSOFT.CONCAT([.A274];&quot;, &quot;;[.B274])" office:value-type="string" office:string-value="Angelo Deva, Sfida 10 (5.900 PX)\\" calcext:value-type="string">
            <text:p>Angelo Deva, Sfida 10 (5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'Oro Giovane</text:p>
          </table:table-cell>
          <table:table-cell office:value-type="string" calcext:value-type="string">
            <text:p>Sfida 10 (5.900 PX)\\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M.MICROSOFT.CONCAT([.A275];&quot;, &quot;;[.B275])" office:value-type="string" office:string-value="Drago d'Oro Giovane, Sfida 10 (5.900 PX)\\" calcext:value-type="string">
            <text:p>Drago d'Oro Giovane, Sfida 10 (5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Rosso Giovane</text:p>
          </table:table-cell>
          <table:table-cell office:value-type="string" calcext:value-type="string">
            <text:p>Sfida 10 (5.900 PX)\\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M.MICROSOFT.CONCAT([.A276];&quot;, &quot;;[.B276])" office:value-type="string" office:string-value="Drago Rosso Giovane, Sfida 10 (5.900 PX)\\" calcext:value-type="string">
            <text:p>Drago Rosso Giovane, Sfida 10 (5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.E.C.</text:p>
          </table:table-cell>
          <table:table-cell office:value-type="string" calcext:value-type="string">
            <text:p>Sfida 10 (5.900 PX)\\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M.MICROSOFT.CONCAT([.A277];&quot;, &quot;;[.B277])" office:value-type="string" office:string-value="G.E.C., Sfida 10 (5.900 PX)\\" calcext:value-type="string">
            <text:p>G.E.C., Sfida 10 (5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lem di Pietra</text:p>
          </table:table-cell>
          <table:table-cell office:value-type="string" calcext:value-type="string">
            <text:p>Sfida 10 (5.900 PX)\\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M.MICROSOFT.CONCAT([.A278];&quot;, &quot;;[.B278])" office:value-type="string" office:string-value="Golem di Pietra, Sfida 10 (5.900 PX)\\" calcext:value-type="string">
            <text:p>Golem di Pietra, Sfida 10 (5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ga Guardiano</text:p>
          </table:table-cell>
          <table:table-cell office:value-type="string" calcext:value-type="string">
            <text:p>Sfida 10 (5.900 PX)\\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M.MICROSOFT.CONCAT([.A279];&quot;, &quot;;[.B279])" office:value-type="string" office:string-value="Naga Guardiano, Sfida 10 (5.900 PX)\\" calcext:value-type="string">
            <text:p>Naga Guardiano, Sfida 10 (5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ehir</text:p>
          </table:table-cell>
          <table:table-cell office:value-type="string" calcext:value-type="string">
            <text:p>Sfida 11 (7.200 PX)\\</text:p>
          </table:table-cell>
          <table:table-cell office:value-type="float" office:value="11" calcext:value-type="float">
            <text:p>11</text:p>
          </table:table-cell>
          <table:table-cell/>
          <table:table-cell table:formula="of:=COM.MICROSOFT.CONCAT([.A280];&quot;, &quot;;[.B280])" office:value-type="string" office:string-value="Behir, Sfida 11 (7.200 PX)\\" calcext:value-type="string">
            <text:p>Behir, Sfida 11 (7.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avolo Cornuto</text:p>
          </table:table-cell>
          <table:table-cell office:value-type="string" calcext:value-type="string">
            <text:p>Sfida 11 (7.200 PX)\\</text:p>
          </table:table-cell>
          <table:table-cell office:value-type="float" office:value="11" calcext:value-type="float">
            <text:p>11</text:p>
          </table:table-cell>
          <table:table-cell/>
          <table:table-cell table:formula="of:=COM.MICROSOFT.CONCAT([.A281];&quot;, &quot;;[.B281])" office:value-type="string" office:string-value="Diavolo Cornuto, Sfida 11 (7.200 PX)\\" calcext:value-type="string">
            <text:p>Diavolo Cornuto, Sfida 11 (7.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jinni</text:p>
          </table:table-cell>
          <table:table-cell office:value-type="string" calcext:value-type="string">
            <text:p>Sfida 11 (7.200 PX)\\</text:p>
          </table:table-cell>
          <table:table-cell office:value-type="float" office:value="11" calcext:value-type="float">
            <text:p>11</text:p>
          </table:table-cell>
          <table:table-cell/>
          <table:table-cell table:formula="of:=COM.MICROSOFT.CONCAT([.A282];&quot;, &quot;;[.B282])" office:value-type="string" office:string-value="Djinni, Sfida 11 (7.200 PX)\\" calcext:value-type="string">
            <text:p>Djinni, Sfida 11 (7.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freeti</text:p>
          </table:table-cell>
          <table:table-cell office:value-type="string" calcext:value-type="string">
            <text:p>Sfida 11 (7.200 PX)\\</text:p>
          </table:table-cell>
          <table:table-cell office:value-type="float" office:value="11" calcext:value-type="float">
            <text:p>11</text:p>
          </table:table-cell>
          <table:table-cell/>
          <table:table-cell table:formula="of:=COM.MICROSOFT.CONCAT([.A283];&quot;, &quot;;[.B283])" office:value-type="string" office:string-value="Efreeti, Sfida 11 (7.200 PX)\\" calcext:value-type="string">
            <text:p>Efreeti, Sfida 11 (7.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inosfinge</text:p>
          </table:table-cell>
          <table:table-cell office:value-type="string" calcext:value-type="string">
            <text:p>Sfida 11 (7.200 PX)\\</text:p>
          </table:table-cell>
          <table:table-cell office:value-type="float" office:value="11" calcext:value-type="float">
            <text:p>11</text:p>
          </table:table-cell>
          <table:table-cell/>
          <table:table-cell table:formula="of:=COM.MICROSOFT.CONCAT([.A284];&quot;, &quot;;[.B284])" office:value-type="string" office:string-value="Ginosfinge, Sfida 11 (7.200 PX)\\" calcext:value-type="string">
            <text:p>Ginosfinge, Sfida 11 (7.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morhaz</text:p>
          </table:table-cell>
          <table:table-cell office:value-type="string" calcext:value-type="string">
            <text:p>Sfida 11 (7.200 PX)\\</text:p>
          </table:table-cell>
          <table:table-cell office:value-type="float" office:value="11" calcext:value-type="float">
            <text:p>11</text:p>
          </table:table-cell>
          <table:table-cell/>
          <table:table-cell table:formula="of:=COM.MICROSOFT.CONCAT([.A285];&quot;, &quot;;[.B285])" office:value-type="string" office:string-value="Remorhaz, Sfida 11 (7.200 PX)\\" calcext:value-type="string">
            <text:p>Remorhaz, Sfida 11 (7.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cimago</text:p>
          </table:table-cell>
          <table:table-cell office:value-type="string" calcext:value-type="string">
            <text:p>Sfida 12 (8.400 PX)\\</text:p>
          </table:table-cell>
          <table:table-cell office:value-type="float" office:value="12" calcext:value-type="float">
            <text:p>12</text:p>
          </table:table-cell>
          <table:table-cell/>
          <table:table-cell table:formula="of:=COM.MICROSOFT.CONCAT([.A286];&quot;, &quot;;[.B286])" office:value-type="string" office:string-value="Arcimago, Sfida 12 (8.400 PX)\\" calcext:value-type="string">
            <text:p>Arcimago, Sfida 12 (8.4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rinni</text:p>
          </table:table-cell>
          <table:table-cell office:value-type="string" calcext:value-type="string">
            <text:p>Sfida 12 (8.400 PX)\\</text:p>
          </table:table-cell>
          <table:table-cell office:value-type="float" office:value="12" calcext:value-type="float">
            <text:p>12</text:p>
          </table:table-cell>
          <table:table-cell/>
          <table:table-cell table:formula="of:=COM.MICROSOFT.CONCAT([.A287];&quot;, &quot;;[.B287])" office:value-type="string" office:string-value="Erinni, Sfida 12 (8.400 PX)\\" calcext:value-type="string">
            <text:p>Erinni, Sfida 12 (8.4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nopticon</text:p>
          </table:table-cell>
          <table:table-cell office:value-type="string" calcext:value-type="string">
            <text:p>Sfida 12 (8.400 PX)\\</text:p>
          </table:table-cell>
          <table:table-cell office:value-type="float" office:value="12" calcext:value-type="float">
            <text:p>12</text:p>
          </table:table-cell>
          <table:table-cell/>
          <table:table-cell table:formula="of:=COM.MICROSOFT.CONCAT([.A288];&quot;, &quot;;[.B288])" office:value-type="string" office:string-value="Panopticon, Sfida 12 (8.400 PX)\\" calcext:value-type="string">
            <text:p>Panopticon, Sfida 12 (8.4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Bianco Adulto</text:p>
          </table:table-cell>
          <table:table-cell office:value-type="string" calcext:value-type="string">
            <text:p>Sfida 13 (10000 PX)\\</text:p>
          </table:table-cell>
          <table:table-cell office:value-type="float" office:value="13" calcext:value-type="float">
            <text:p>13</text:p>
          </table:table-cell>
          <table:table-cell/>
          <table:table-cell table:formula="of:=COM.MICROSOFT.CONCAT([.A289];&quot;, &quot;;[.B289])" office:value-type="string" office:string-value="Drago Bianco Adulto, Sfida 13 (10000 PX)\\" calcext:value-type="string">
            <text:p>Drago Bianco Adulto, Sfida 13 (10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'Ottone Adulto</text:p>
          </table:table-cell>
          <table:table-cell office:value-type="string" calcext:value-type="string">
            <text:p>Sfida 13 (10000 PX)\\</text:p>
          </table:table-cell>
          <table:table-cell office:value-type="float" office:value="13" calcext:value-type="float">
            <text:p>13</text:p>
          </table:table-cell>
          <table:table-cell/>
          <table:table-cell table:formula="of:=COM.MICROSOFT.CONCAT([.A290];&quot;, &quot;;[.B290])" office:value-type="string" office:string-value="Drago d'Ottone Adulto, Sfida 13 (10000 PX)\\" calcext:value-type="string">
            <text:p>Drago d'Ottone Adulto, Sfida 13 (10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igante delle Tempeste</text:p>
          </table:table-cell>
          <table:table-cell office:value-type="string" calcext:value-type="string">
            <text:p>Sfida 13 (10000 PX)\\</text:p>
          </table:table-cell>
          <table:table-cell office:value-type="float" office:value="13" calcext:value-type="float">
            <text:p>13</text:p>
          </table:table-cell>
          <table:table-cell/>
          <table:table-cell table:formula="of:=COM.MICROSOFT.CONCAT([.A291];&quot;, &quot;;[.B291])" office:value-type="string" office:string-value="Gigante delle Tempeste, Sfida 13 (10000 PX)\\" calcext:value-type="string">
            <text:p>Gigante delle Tempeste, Sfida 13 (10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lfeshnee</text:p>
          </table:table-cell>
          <table:table-cell office:value-type="string" calcext:value-type="string">
            <text:p>Sfida 13 (10000 PX)\\</text:p>
          </table:table-cell>
          <table:table-cell office:value-type="float" office:value="13" calcext:value-type="float">
            <text:p>13</text:p>
          </table:table-cell>
          <table:table-cell/>
          <table:table-cell table:formula="of:=COM.MICROSOFT.CONCAT([.A292];&quot;, &quot;;[.B292])" office:value-type="string" office:string-value="Nalfeshnee, Sfida 13 (10000 PX)\\" calcext:value-type="string">
            <text:p>Nalfeshnee, Sfida 13 (10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kshasa</text:p>
          </table:table-cell>
          <table:table-cell office:value-type="string" calcext:value-type="string">
            <text:p>Sfida 13 (10000 PX)\\</text:p>
          </table:table-cell>
          <table:table-cell office:value-type="float" office:value="13" calcext:value-type="float">
            <text:p>13</text:p>
          </table:table-cell>
          <table:table-cell/>
          <table:table-cell table:formula="of:=COM.MICROSOFT.CONCAT([.A293];&quot;, &quot;;[.B293])" office:value-type="string" office:string-value="Rakshasa, Sfida 13 (10000 PX)\\" calcext:value-type="string">
            <text:p>Rakshasa, Sfida 13 (10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mpiro</text:p>
          </table:table-cell>
          <table:table-cell office:value-type="string" calcext:value-type="string">
            <text:p>Sfida 13 (10000 PX)\\</text:p>
          </table:table-cell>
          <table:table-cell office:value-type="float" office:value="13" calcext:value-type="float">
            <text:p>13</text:p>
          </table:table-cell>
          <table:table-cell/>
          <table:table-cell table:formula="of:=COM.MICROSOFT.CONCAT([.A294];&quot;, &quot;;[.B294])" office:value-type="string" office:string-value="Vampiro, Sfida 13 (10000 PX)\\" calcext:value-type="string">
            <text:p>Vampiro, Sfida 13 (10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avolo del Ghiaccio</text:p>
          </table:table-cell>
          <table:table-cell office:value-type="string" calcext:value-type="string">
            <text:p>Sfida 14 (11.500 PX)\\</text:p>
          </table:table-cell>
          <table:table-cell office:value-type="float" office:value="14" calcext:value-type="float">
            <text:p>14</text:p>
          </table:table-cell>
          <table:table-cell/>
          <table:table-cell table:formula="of:=COM.MICROSOFT.CONCAT([.A295];&quot;, &quot;;[.B295])" office:value-type="string" office:string-value="Diavolo del Ghiaccio, Sfida 14 (11.500 PX)\\" calcext:value-type="string">
            <text:p>Diavolo del Ghiaccio, Sfida 14 (11.5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i Rame Adulto</text:p>
          </table:table-cell>
          <table:table-cell office:value-type="string" calcext:value-type="string">
            <text:p>Sfida 14 (11.500 PX)\\</text:p>
          </table:table-cell>
          <table:table-cell office:value-type="float" office:value="14" calcext:value-type="float">
            <text:p>14</text:p>
          </table:table-cell>
          <table:table-cell/>
          <table:table-cell table:formula="of:=COM.MICROSOFT.CONCAT([.A296];&quot;, &quot;;[.B296])" office:value-type="string" office:string-value="Drago di Rame Adulto, Sfida 14 (11.500 PX)\\" calcext:value-type="string">
            <text:p>Drago di Rame Adulto, Sfida 14 (11.5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i Bronzo Adulto</text:p>
          </table:table-cell>
          <table:table-cell office:value-type="string" calcext:value-type="string">
            <text:p>Sfida 15 (13000 PX)\\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CONCAT([.A297];&quot;, &quot;;[.B297])" office:value-type="string" office:string-value="Drago di Bronzo Adulto, Sfida 15 (13000 PX)\\" calcext:value-type="string">
            <text:p>Drago di Bronzo Adulto, Sfida 15 (13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Verde Adulto</text:p>
          </table:table-cell>
          <table:table-cell office:value-type="string" calcext:value-type="string">
            <text:p>Sfida 15 (13000 PX)\\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CONCAT([.A298];&quot;, &quot;;[.B298])" office:value-type="string" office:string-value="Drago Verde Adulto, Sfida 15 (13000 PX)\\" calcext:value-type="string">
            <text:p>Drago Verde Adulto, Sfida 15 (13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nice</text:p>
          </table:table-cell>
          <table:table-cell office:value-type="string" calcext:value-type="string">
            <text:p>Sfida 15 (13000 PX)\\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CONCAT([.A299];&quot;, &quot;;[.B299])" office:value-type="string" office:string-value="Fenice, Sfida 15 (13000 PX)\\" calcext:value-type="string">
            <text:p>Fenice, Sfida 15 (13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ummia Sovrana</text:p>
          </table:table-cell>
          <table:table-cell office:value-type="string" calcext:value-type="string">
            <text:p>Sfida 15 (13000 PX)\\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CONCAT([.A300];&quot;, &quot;;[.B300])" office:value-type="string" office:string-value="Mummia Sovrana, Sfida 15 (13000 PX)\\" calcext:value-type="string">
            <text:p>Mummia Sovrana, Sfida 15 (13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rme Purpureo</text:p>
          </table:table-cell>
          <table:table-cell office:value-type="string" calcext:value-type="string">
            <text:p>Sfida 15 (13000 PX)\\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CONCAT([.A301];&quot;, &quot;;[.B301])" office:value-type="string" office:string-value="Verme Purpureo, Sfida 15 (13000 PX)\\" calcext:value-type="string">
            <text:p>Verme Purpureo, Sfida 15 (13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gelo Planetar</text:p>
          </table:table-cell>
          <table:table-cell office:value-type="string" calcext:value-type="string">
            <text:p>Sfida 16 (15000 PX)\\</text:p>
          </table:table-cell>
          <table:table-cell office:value-type="float" office:value="16" calcext:value-type="float">
            <text:p>16</text:p>
          </table:table-cell>
          <table:table-cell/>
          <table:table-cell table:formula="of:=COM.MICROSOFT.CONCAT([.A302];&quot;, &quot;;[.B302])" office:value-type="string" office:string-value="Angelo Planetar, Sfida 16 (15000 PX)\\" calcext:value-type="string">
            <text:p>Angelo Planetar, Sfida 16 (15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Blu Adulto</text:p>
          </table:table-cell>
          <table:table-cell office:value-type="string" calcext:value-type="string">
            <text:p>Sfida 16 (15000 PX)\\</text:p>
          </table:table-cell>
          <table:table-cell office:value-type="float" office:value="16" calcext:value-type="float">
            <text:p>16</text:p>
          </table:table-cell>
          <table:table-cell/>
          <table:table-cell table:formula="of:=COM.MICROSOFT.CONCAT([.A303];&quot;, &quot;;[.B303])" office:value-type="string" office:string-value="Drago Blu Adulto, Sfida 16 (15000 PX)\\" calcext:value-type="string">
            <text:p>Drago Blu Adulto, Sfida 16 (15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'Argento Adulto</text:p>
          </table:table-cell>
          <table:table-cell office:value-type="string" calcext:value-type="string">
            <text:p>Sfida 16 (15000 PX)\\</text:p>
          </table:table-cell>
          <table:table-cell office:value-type="float" office:value="16" calcext:value-type="float">
            <text:p>16</text:p>
          </table:table-cell>
          <table:table-cell/>
          <table:table-cell table:formula="of:=COM.MICROSOFT.CONCAT([.A304];&quot;, &quot;;[.B304])" office:value-type="string" office:string-value="Drago d'Argento Adulto, Sfida 16 (15000 PX)\\" calcext:value-type="string">
            <text:p>Drago d'Argento Adulto, Sfida 16 (15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lem di Ferro</text:p>
          </table:table-cell>
          <table:table-cell office:value-type="string" calcext:value-type="string">
            <text:p>Sfida 16 (15000 PX)\\</text:p>
          </table:table-cell>
          <table:table-cell office:value-type="float" office:value="16" calcext:value-type="float">
            <text:p>16</text:p>
          </table:table-cell>
          <table:table-cell/>
          <table:table-cell table:formula="of:=COM.MICROSOFT.CONCAT([.A305];&quot;, &quot;;[.B305])" office:value-type="string" office:string-value="Golem di Ferro, Sfida 16 (15000 PX)\\" calcext:value-type="string">
            <text:p>Golem di Ferro, Sfida 16 (15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ilith</text:p>
          </table:table-cell>
          <table:table-cell office:value-type="string" calcext:value-type="string">
            <text:p>Sfida 16 (15000 PX)\\</text:p>
          </table:table-cell>
          <table:table-cell office:value-type="float" office:value="16" calcext:value-type="float">
            <text:p>16</text:p>
          </table:table-cell>
          <table:table-cell/>
          <table:table-cell table:formula="of:=COM.MICROSOFT.CONCAT([.A306];&quot;, &quot;;[.B306])" office:value-type="string" office:string-value="Marilith, Sfida 16 (15000 PX)\\" calcext:value-type="string">
            <text:p>Marilith, Sfida 16 (15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rosfinge</text:p>
          </table:table-cell>
          <table:table-cell office:value-type="string" calcext:value-type="string">
            <text:p>Sfida 17 (18000 PX)\\</text:p>
          </table:table-cell>
          <table:table-cell office:value-type="float" office:value="17" calcext:value-type="float">
            <text:p>17</text:p>
          </table:table-cell>
          <table:table-cell/>
          <table:table-cell table:formula="of:=COM.MICROSOFT.CONCAT([.A307];&quot;, &quot;;[.B307])" office:value-type="string" office:string-value="Androsfinge, Sfida 17 (18000 PX)\\" calcext:value-type="string">
            <text:p>Androsfinge, Sfida 17 (18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'Oro Adulto</text:p>
          </table:table-cell>
          <table:table-cell office:value-type="string" calcext:value-type="string">
            <text:p>Sfida 17 (18000 PX)\\</text:p>
          </table:table-cell>
          <table:table-cell office:value-type="float" office:value="17" calcext:value-type="float">
            <text:p>17</text:p>
          </table:table-cell>
          <table:table-cell/>
          <table:table-cell table:formula="of:=COM.MICROSOFT.CONCAT([.A308];&quot;, &quot;;[.B308])" office:value-type="string" office:string-value="Drago d'Oro Adulto, Sfida 17 (18000 PX)\\" calcext:value-type="string">
            <text:p>Drago d'Oro Adulto, Sfida 17 (18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Nero Adulto</text:p>
          </table:table-cell>
          <table:table-cell office:value-type="string" calcext:value-type="string">
            <text:p>Sfida 17 (18000 PX)\\</text:p>
          </table:table-cell>
          <table:table-cell office:value-type="float" office:value="17" calcext:value-type="float">
            <text:p>17</text:p>
          </table:table-cell>
          <table:table-cell/>
          <table:table-cell table:formula="of:=COM.MICROSOFT.CONCAT([.A309];&quot;, &quot;;[.B309])" office:value-type="string" office:string-value="Drago Nero Adulto, Sfida 17 (18000 PX)\\" calcext:value-type="string">
            <text:p>Drago Nero Adulto, Sfida 17 (18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Rosso Adulto</text:p>
          </table:table-cell>
          <table:table-cell office:value-type="string" calcext:value-type="string">
            <text:p>Sfida 17 (18000 PX)\\</text:p>
          </table:table-cell>
          <table:table-cell office:value-type="float" office:value="17" calcext:value-type="float">
            <text:p>17</text:p>
          </table:table-cell>
          <table:table-cell/>
          <table:table-cell table:formula="of:=COM.MICROSOFT.CONCAT([.A310];&quot;, &quot;;[.B310])" office:value-type="string" office:string-value="Drago Rosso Adulto, Sfida 17 (18000 PX)\\" calcext:value-type="string">
            <text:p>Drago Rosso Adulto, Sfida 17 (18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tuggine Dragona</text:p>
          </table:table-cell>
          <table:table-cell office:value-type="string" calcext:value-type="string">
            <text:p>Sfida 17 (18000 PX)\\</text:p>
          </table:table-cell>
          <table:table-cell office:value-type="float" office:value="17" calcext:value-type="float">
            <text:p>17</text:p>
          </table:table-cell>
          <table:table-cell/>
          <table:table-cell table:formula="of:=COM.MICROSOFT.CONCAT([.A311];&quot;, &quot;;[.B311])" office:value-type="string" office:string-value="Testuggine Dragona, Sfida 17 (18000 PX)\\" calcext:value-type="string">
            <text:p>Testuggine Dragona, Sfida 17 (18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valiere Nero</text:p>
          </table:table-cell>
          <table:table-cell office:value-type="string" calcext:value-type="string">
            <text:p>Sfida 18 (20000 PX)\\</text:p>
          </table:table-cell>
          <table:table-cell office:value-type="float" office:value="18" calcext:value-type="float">
            <text:p>18</text:p>
          </table:table-cell>
          <table:table-cell/>
          <table:table-cell table:formula="of:=COM.MICROSOFT.CONCAT([.A312];&quot;, &quot;;[.B312])" office:value-type="string" office:string-value="Cavaliere Nero, Sfida 18 (20000 PX)\\" calcext:value-type="string">
            <text:p>Cavaliere Nero, Sfida 18 (20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lor</text:p>
          </table:table-cell>
          <table:table-cell office:value-type="string" calcext:value-type="string">
            <text:p>Sfida 19 (22000 PX)\\</text:p>
          </table:table-cell>
          <table:table-cell office:value-type="float" office:value="19" calcext:value-type="float">
            <text:p>19</text:p>
          </table:table-cell>
          <table:table-cell/>
          <table:table-cell table:formula="of:=COM.MICROSOFT.CONCAT([.A313];&quot;, &quot;;[.B313])" office:value-type="string" office:string-value="Balor, Sfida 19 (22000 PX)\\" calcext:value-type="string">
            <text:p>Balor, Sfida 19 (22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avolo della Fossa</text:p>
          </table:table-cell>
          <table:table-cell office:value-type="string" calcext:value-type="string">
            <text:p>Sfida 20 (25000 PX)\\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[.A314];&quot;, &quot;;[.B314])" office:value-type="string" office:string-value="Diavolo della Fossa, Sfida 20 (25000 PX)\\" calcext:value-type="string">
            <text:p>Diavolo della Fossa, Sfida 20 (25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Bianco Antico</text:p>
          </table:table-cell>
          <table:table-cell office:value-type="string" calcext:value-type="string">
            <text:p>Sfida 20 (25000 PX)\\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[.A315];&quot;, &quot;;[.B315])" office:value-type="string" office:string-value="Drago Bianco Antico, Sfida 20 (25000 PX)\\" calcext:value-type="string">
            <text:p>Drago Bianco Antico, Sfida 20 (25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'Ottone Antico</text:p>
          </table:table-cell>
          <table:table-cell office:value-type="string" calcext:value-type="string">
            <text:p>Sfida 20 (25000 PX)\\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[.A316];&quot;, &quot;;[.B316])" office:value-type="string" office:string-value="Drago d'Ottone Antico, Sfida 20 (25000 PX)\\" calcext:value-type="string">
            <text:p>Drago d'Ottone Antico, Sfida 20 (25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gelo Solar</text:p>
          </table:table-cell>
          <table:table-cell office:value-type="string" calcext:value-type="string">
            <text:p>Sfida 21 (33000 PX)\\</text:p>
          </table:table-cell>
          <table:table-cell office:value-type="float" office:value="21" calcext:value-type="float">
            <text:p>21</text:p>
          </table:table-cell>
          <table:table-cell/>
          <table:table-cell table:formula="of:=COM.MICROSOFT.CONCAT([.A317];&quot;, &quot;;[.B317])" office:value-type="string" office:string-value="Angelo Solar, Sfida 21 (33000 PX)\\" calcext:value-type="string">
            <text:p>Angelo Solar, Sfida 21 (33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i Rame Antico</text:p>
          </table:table-cell>
          <table:table-cell office:value-type="string" calcext:value-type="string">
            <text:p>Sfida 21 (33000 PX)\\</text:p>
          </table:table-cell>
          <table:table-cell office:value-type="float" office:value="21" calcext:value-type="float">
            <text:p>21</text:p>
          </table:table-cell>
          <table:table-cell/>
          <table:table-cell table:formula="of:=COM.MICROSOFT.CONCAT([.A318];&quot;, &quot;;[.B318])" office:value-type="string" office:string-value="Drago di Rame Antico, Sfida 21 (33000 PX)\\" calcext:value-type="string">
            <text:p>Drago di Rame Antico, Sfida 21 (33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Nero Antico</text:p>
          </table:table-cell>
          <table:table-cell office:value-type="string" calcext:value-type="string">
            <text:p>Sfida 21 (33000 PX)\\</text:p>
          </table:table-cell>
          <table:table-cell office:value-type="float" office:value="21" calcext:value-type="float">
            <text:p>21</text:p>
          </table:table-cell>
          <table:table-cell/>
          <table:table-cell table:formula="of:=COM.MICROSOFT.CONCAT([.A319];&quot;, &quot;;[.B319])" office:value-type="string" office:string-value="Drago Nero Antico, Sfida 21 (33000 PX)\\" calcext:value-type="string">
            <text:p>Drago Nero Antico, Sfida 21 (33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ch</text:p>
          </table:table-cell>
          <table:table-cell office:value-type="string" calcext:value-type="string">
            <text:p>Sfida 21 (33000 PX)\\</text:p>
          </table:table-cell>
          <table:table-cell office:value-type="float" office:value="21" calcext:value-type="float">
            <text:p>21</text:p>
          </table:table-cell>
          <table:table-cell/>
          <table:table-cell table:formula="of:=COM.MICROSOFT.CONCAT([.A320];&quot;, &quot;;[.B320])" office:value-type="string" office:string-value="Lich, Sfida 21 (33000 PX)\\" calcext:value-type="string">
            <text:p>Lich, Sfida 21 (33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i Bronzo Antico</text:p>
          </table:table-cell>
          <table:table-cell office:value-type="string" calcext:value-type="string">
            <text:p>Sfida 22 (41000 PX)\\</text:p>
          </table:table-cell>
          <table:table-cell office:value-type="float" office:value="22" calcext:value-type="float">
            <text:p>22</text:p>
          </table:table-cell>
          <table:table-cell/>
          <table:table-cell table:formula="of:=COM.MICROSOFT.CONCAT([.A321];&quot;, &quot;;[.B321])" office:value-type="string" office:string-value="Drago di Bronzo Antico, Sfida 22 (41000 PX)\\" calcext:value-type="string">
            <text:p>Drago di Bronzo Antico, Sfida 22 (41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Verde Antico</text:p>
          </table:table-cell>
          <table:table-cell office:value-type="string" calcext:value-type="string">
            <text:p>Sfida 22 (41000 PX)\\</text:p>
          </table:table-cell>
          <table:table-cell office:value-type="float" office:value="22" calcext:value-type="float">
            <text:p>22</text:p>
          </table:table-cell>
          <table:table-cell/>
          <table:table-cell table:formula="of:=COM.MICROSOFT.CONCAT([.A322];&quot;, &quot;;[.B322])" office:value-type="string" office:string-value="Drago Verde Antico, Sfida 22 (41000 PX)\\" calcext:value-type="string">
            <text:p>Drago Verde Antico, Sfida 22 (41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Blu Antico</text:p>
          </table:table-cell>
          <table:table-cell office:value-type="string" calcext:value-type="string">
            <text:p>Sfida 23 (50000 PX)\\</text:p>
          </table:table-cell>
          <table:table-cell office:value-type="float" office:value="23" calcext:value-type="float">
            <text:p>23</text:p>
          </table:table-cell>
          <table:table-cell/>
          <table:table-cell table:formula="of:=COM.MICROSOFT.CONCAT([.A323];&quot;, &quot;;[.B323])" office:value-type="string" office:string-value="Drago Blu Antico, Sfida 23 (50000 PX)\\" calcext:value-type="string">
            <text:p>Drago Blu Antico, Sfida 23 (50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'Argento Antico</text:p>
          </table:table-cell>
          <table:table-cell office:value-type="string" calcext:value-type="string">
            <text:p>Sfida 23 (50000 PX)\\</text:p>
          </table:table-cell>
          <table:table-cell office:value-type="float" office:value="23" calcext:value-type="float">
            <text:p>23</text:p>
          </table:table-cell>
          <table:table-cell/>
          <table:table-cell table:formula="of:=COM.MICROSOFT.CONCAT([.A324];&quot;, &quot;;[.B324])" office:value-type="string" office:string-value="Drago d'Argento Antico, Sfida 23 (50000 PX)\\" calcext:value-type="string">
            <text:p>Drago d'Argento Antico, Sfida 23 (50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Giallo Antico</text:p>
          </table:table-cell>
          <table:table-cell office:value-type="string" calcext:value-type="string">
            <text:p>Sfida: 23 (50000 PX)\\</text:p>
          </table:table-cell>
          <table:table-cell office:value-type="float" office:value="23" calcext:value-type="float">
            <text:p>23</text:p>
          </table:table-cell>
          <table:table-cell/>
          <table:table-cell table:formula="of:=COM.MICROSOFT.CONCAT([.A325];&quot;, &quot;;[.B325])" office:value-type="string" office:string-value="Drago Giallo Antico, Sfida: 23 (50000 PX)\\" calcext:value-type="string">
            <text:p>Drago Giallo Antico, Sfida: 23 (50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raken</text:p>
          </table:table-cell>
          <table:table-cell office:value-type="string" calcext:value-type="string">
            <text:p>Sfida 23 (50000 PX)\\</text:p>
          </table:table-cell>
          <table:table-cell office:value-type="float" office:value="23" calcext:value-type="float">
            <text:p>23</text:p>
          </table:table-cell>
          <table:table-cell/>
          <table:table-cell table:formula="of:=COM.MICROSOFT.CONCAT([.A326];&quot;, &quot;;[.B326])" office:value-type="string" office:string-value="Kraken, Sfida 23 (50000 PX)\\" calcext:value-type="string">
            <text:p>Kraken, Sfida 23 (50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'Oro Antico</text:p>
          </table:table-cell>
          <table:table-cell office:value-type="string" calcext:value-type="string">
            <text:p>Sfida 24 (62000 PX)\\</text:p>
          </table:table-cell>
          <table:table-cell office:value-type="float" office:value="24" calcext:value-type="float">
            <text:p>24</text:p>
          </table:table-cell>
          <table:table-cell/>
          <table:table-cell table:formula="of:=COM.MICROSOFT.CONCAT([.A327];&quot;, &quot;;[.B327])" office:value-type="string" office:string-value="Drago d'Oro Antico, Sfida 24 (62000 PX)\\" calcext:value-type="string">
            <text:p>Drago d'Oro Antico, Sfida 24 (62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Rosso Antico</text:p>
          </table:table-cell>
          <table:table-cell office:value-type="string" calcext:value-type="string">
            <text:p>Sfida 24 (62000 PX)\\</text:p>
          </table:table-cell>
          <table:table-cell office:value-type="float" office:value="24" calcext:value-type="float">
            <text:p>24</text:p>
          </table:table-cell>
          <table:table-cell/>
          <table:table-cell table:formula="of:=COM.MICROSOFT.CONCAT([.A328];&quot;, &quot;;[.B328])" office:value-type="string" office:string-value="Drago Rosso Antico, Sfida 24 (62000 PX)\\" calcext:value-type="string">
            <text:p>Drago Rosso Antico, Sfida 24 (62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mogorgone</text:p>
          </table:table-cell>
          <table:table-cell office:value-type="string" calcext:value-type="string">
            <text:p>Sfida 26 (90000 PX)\\</text:p>
          </table:table-cell>
          <table:table-cell office:value-type="float" office:value="26" calcext:value-type="float">
            <text:p>26</text:p>
          </table:table-cell>
          <table:table-cell/>
          <table:table-cell table:formula="of:=COM.MICROSOFT.CONCAT([.A329];&quot;, &quot;;[.B329])" office:value-type="string" office:string-value="Demogorgone, Sfida 26 (90000 PX)\\" calcext:value-type="string">
            <text:p>Demogorgone, Sfida 26 (90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cus</text:p>
          </table:table-cell>
          <table:table-cell office:value-type="string" calcext:value-type="string">
            <text:p>Sfida 26 (90000 PX)\\</text:p>
          </table:table-cell>
          <table:table-cell office:value-type="float" office:value="26" calcext:value-type="float">
            <text:p>26</text:p>
          </table:table-cell>
          <table:table-cell/>
          <table:table-cell table:formula="of:=COM.MICROSOFT.CONCAT([.A330];&quot;, &quot;;[.B330])" office:value-type="string" office:string-value="Orcus, Sfida 26 (90000 PX)\\" calcext:value-type="string">
            <text:p>Orcus, Sfida 26 (90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àhil</text:p>
          </table:table-cell>
          <table:table-cell office:value-type="string" calcext:value-type="string">
            <text:p>Sfida 30 (155000 PX)\\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[.A331];&quot;, &quot;;[.B331])" office:value-type="string" office:string-value="Tàhil, Sfida 30 (155000 PX)\\" calcext:value-type="string">
            <text:p>Tàhil, Sfida 30 (155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rrasque</text:p>
          </table:table-cell>
          <table:table-cell office:value-type="string" calcext:value-type="string">
            <text:p>Sfida 30 (155000 PX)\\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[.A332];&quot;, &quot;;[.B332])" office:value-type="string" office:string-value="Tarrasque, Sfida 30 (155000 PX)\\" calcext:value-type="string">
            <text:p>Tarrasque, Sfida 30 (155000 PX)\\</text:p>
          </table:table-cell>
          <table:table-cell table:number-columns-repeated="1019"/>
        </table:table-row>
      </table:table>
      <table:table table:name="Foglio2" table:style-name="ta1">
        <table:table-column table:style-name="co3" table:default-cell-style-name="ce9"/>
        <table:table-column table:style-name="co3" table:number-columns-repeated="1023" table:default-cell-style-name="Default"/>
        <table:table-row table:style-name="ro1">
          <table:table-cell table:style-name="ce5" office:value-type="string" calcext:value-type="string" table:number-columns-spanned="1" table:number-rows-spanned="2">
            <text:p>GS</text:p>
          </table:table-cell>
          <table:table-cell table:style-name="ce4" office:value-type="string" calcext:value-type="string" table:number-columns-spanned="1" table:number-rows-spanned="2">
            <text:p>PF</text:p>
          </table:table-cell>
          <table:table-cell table:style-name="ce4" office:value-type="string" calcext:value-type="string" table:number-columns-spanned="1" table:number-rows-spanned="2">
            <text:p>Difesa</text:p>
          </table:table-cell>
          <table:table-cell table:style-name="ce4" office:value-type="string" calcext:value-type="string" table:number-columns-spanned="1" table:number-rows-spanned="2">
            <text:p>Bonus al Colpire</text:p>
          </table:table-cell>
          <table:table-cell table:style-name="ce4" office:value-type="string" calcext:value-type="string" table:number-columns-spanned="1" table:number-rows-spanned="2">
            <text:p>Danno Medio</text:p>
          </table:table-cell>
          <table:table-cell table:style-name="ce4" office:value-type="string" calcext:value-type="string" table:number-columns-spanned="1" table:number-rows-spanned="2">
            <text:p>DC se serve</text:p>
          </table:table-cell>
          <table:table-cell table:style-name="ce4" office:value-type="string" calcext:value-type="string" table:number-columns-spanned="1" table:number-rows-spanned="2">
            <text:p>TS base (+ caratt.)</text:p>
          </table:table-cell>
          <table:table-cell table:style-name="ce14" table:number-columns-repeated="1017"/>
        </table:table-row>
        <table:table-row table:style-name="ro1">
          <table:covered-table-cell table:style-name="ce6"/>
          <table:covered-table-cell table:number-columns-repeated="6" table:style-name="ce14"/>
          <table:table-cell table:style-name="ce14"/>
          <table:table-cell table:style-name="ce14" office:value-type="string" calcext:value-type="string">
            <text:p>xp</text:p>
          </table:table-cell>
          <table:table-cell table:style-name="ce14" table:number-columns-repeated="1015"/>
        </table:table-row>
        <table:table-row table:style-name="ro1">
          <table:table-cell table:style-name="ce7" office:value-type="string" calcext:value-type="string">
            <text:p>½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15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1015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/>
          <table:table-cell office:value-type="float" office:value="700" calcext:value-type="float">
            <text:p>700</text:p>
          </table:table-cell>
          <table:table-cell table:number-columns-repeated="1015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" calcext:value-type="float">
            <text:p>7</text:p>
          </table:table-cell>
          <table:table-cell/>
          <table:table-cell office:value-type="float" office:value="1100" calcext:value-type="float">
            <text:p>1100</text:p>
          </table:table-cell>
          <table:table-cell table:number-columns-repeated="1015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1800" calcext:value-type="float">
            <text:p>1800</text:p>
          </table:table-cell>
          <table:table-cell table:number-columns-repeated="1015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9" calcext:value-type="float">
            <text:p>9</text:p>
          </table:table-cell>
          <table:table-cell/>
          <table:table-cell office:value-type="float" office:value="2300" calcext:value-type="float">
            <text:p>2300</text:p>
          </table:table-cell>
          <table:table-cell table:number-columns-repeated="1015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0" calcext:value-type="float">
            <text:p>10</text:p>
          </table:table-cell>
          <table:table-cell/>
          <table:table-cell office:value-type="float" office:value="2900" calcext:value-type="float">
            <text:p>2900</text:p>
          </table:table-cell>
          <table:table-cell table:number-columns-repeated="1015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1" calcext:value-type="float">
            <text:p>11</text:p>
          </table:table-cell>
          <table:table-cell/>
          <table:table-cell office:value-type="float" office:value="3900" calcext:value-type="float">
            <text:p>3900</text:p>
          </table:table-cell>
          <table:table-cell table:number-columns-repeated="1015"/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2" calcext:value-type="float">
            <text:p>12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1015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3" calcext:value-type="float">
            <text:p>13</text:p>
          </table:table-cell>
          <table:table-cell/>
          <table:table-cell office:value-type="float" office:value="5900" calcext:value-type="float">
            <text:p>5900</text:p>
          </table:table-cell>
          <table:table-cell table:number-columns-repeated="1015"/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4" calcext:value-type="float">
            <text:p>14</text:p>
          </table:table-cell>
          <table:table-cell/>
          <table:table-cell office:value-type="float" office:value="7200" calcext:value-type="float">
            <text:p>7200</text:p>
          </table:table-cell>
          <table:table-cell table:number-columns-repeated="1015"/>
        </table:table-row>
        <table:table-row table:style-name="ro1">
          <table:table-cell table:style-name="ce8" office:value-type="float" office:value="12" calcext:value-type="float">
            <text:p>12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5" calcext:value-type="float">
            <text:p>15</text:p>
          </table:table-cell>
          <table:table-cell/>
          <table:table-cell office:value-type="float" office:value="8400" calcext:value-type="float">
            <text:p>8400</text:p>
          </table:table-cell>
          <table:table-cell table:number-columns-repeated="1015"/>
        </table:table-row>
        <table:table-row table:style-name="ro1">
          <table:table-cell table:style-name="ce8" office:value-type="float" office:value="13" calcext:value-type="float">
            <text:p>13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6" calcext:value-type="float">
            <text:p>16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1015"/>
        </table:table-row>
        <table:table-row table:style-name="ro1">
          <table:table-cell table:style-name="ce8" office:value-type="float" office:value="14" calcext:value-type="float">
            <text:p>14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7" calcext:value-type="float">
            <text:p>17</text:p>
          </table:table-cell>
          <table:table-cell/>
          <table:table-cell office:value-type="float" office:value="11500" calcext:value-type="float">
            <text:p>11500</text:p>
          </table:table-cell>
          <table:table-cell table:number-columns-repeated="1015"/>
        </table:table-row>
        <table:table-row table:style-name="ro1">
          <table:table-cell table:style-name="ce8" office:value-type="float" office:value="15" calcext:value-type="float">
            <text:p>15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8" calcext:value-type="float">
            <text:p>18</text:p>
          </table:table-cell>
          <table:table-cell/>
          <table:table-cell office:value-type="float" office:value="13000" calcext:value-type="float">
            <text:p>13000</text:p>
          </table:table-cell>
          <table:table-cell table:number-columns-repeated="1015"/>
        </table:table-row>
        <table:table-row table:style-name="ro1">
          <table:table-cell table:style-name="ce8" office:value-type="float" office:value="16" calcext:value-type="float">
            <text:p>16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9" calcext:value-type="float">
            <text:p>19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5"/>
        </table:table-row>
        <table:table-row table:style-name="ro1">
          <table:table-cell table:style-name="ce8" office:value-type="float" office:value="17" calcext:value-type="float">
            <text:p>17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0" calcext:value-type="float">
            <text:p>20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1015"/>
        </table:table-row>
        <table:table-row table:style-name="ro1">
          <table:table-cell table:style-name="ce8" office:value-type="float" office:value="18" calcext:value-type="float">
            <text:p>18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0" calcext:value-type="float">
            <text:p>20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1015"/>
        </table:table-row>
        <table:table-row table:style-name="ro1">
          <table:table-cell table:style-name="ce8" office:value-type="float" office:value="19" calcext:value-type="float">
            <text:p>19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1" calcext:value-type="float">
            <text:p>21</text:p>
          </table:table-cell>
          <table:table-cell/>
          <table:table-cell office:value-type="float" office:value="22000" calcext:value-type="float">
            <text:p>22000</text:p>
          </table:table-cell>
          <table:table-cell table:number-columns-repeated="1015"/>
        </table:table-row>
        <table:table-row table:style-name="ro1">
          <table:table-cell table:style-name="ce8" office:value-type="float" office:value="20" calcext:value-type="float">
            <text:p>20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2" calcext:value-type="float">
            <text:p>22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1015"/>
        </table:table-row>
        <table:table-row table:style-name="ro1">
          <table:table-cell table:style-name="ce8" office:value-type="float" office:value="21" calcext:value-type="float">
            <text:p>21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3" calcext:value-type="float">
            <text:p>23</text:p>
          </table:table-cell>
          <table:table-cell/>
          <table:table-cell office:value-type="float" office:value="33000" calcext:value-type="float">
            <text:p>33000</text:p>
          </table:table-cell>
          <table:table-cell table:number-columns-repeated="1015"/>
        </table:table-row>
        <table:table-row table:style-name="ro1">
          <table:table-cell table:style-name="ce8" office:value-type="float" office:value="22" calcext:value-type="float">
            <text:p>22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3" calcext:value-type="float">
            <text:p>23</text:p>
          </table:table-cell>
          <table:table-cell/>
          <table:table-cell office:value-type="float" office:value="41000" calcext:value-type="float">
            <text:p>41000</text:p>
          </table:table-cell>
          <table:table-cell table:number-columns-repeated="1015"/>
        </table:table-row>
        <table:table-row table:style-name="ro1">
          <table:table-cell table:style-name="ce8" office:value-type="float" office:value="23" calcext:value-type="float">
            <text:p>23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4" calcext:value-type="float">
            <text:p>24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1015"/>
        </table:table-row>
        <table:table-row table:style-name="ro1">
          <table:table-cell table:style-name="ce8" office:value-type="float" office:value="24" calcext:value-type="float">
            <text:p>24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5" calcext:value-type="float">
            <text:p>25</text:p>
          </table:table-cell>
          <table:table-cell/>
          <table:table-cell office:value-type="float" office:value="62000" calcext:value-type="float">
            <text:p>62000</text:p>
          </table:table-cell>
          <table:table-cell table:number-columns-repeated="1015"/>
        </table:table-row>
        <table:table-row table:style-name="ro1">
          <table:table-cell table:style-name="ce8" office:value-type="float" office:value="25" calcext:value-type="float">
            <text:p>25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6" calcext:value-type="float">
            <text:p>26</text:p>
          </table:table-cell>
          <table:table-cell/>
          <table:table-cell office:value-type="float" office:value="75000" calcext:value-type="float">
            <text:p>75000</text:p>
          </table:table-cell>
          <table:table-cell table:number-columns-repeated="1015"/>
        </table:table-row>
        <table:table-row table:style-name="ro1">
          <table:table-cell table:style-name="ce8" office:value-type="float" office:value="26" calcext:value-type="float">
            <text:p>26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7" calcext:value-type="float">
            <text:p>27</text:p>
          </table:table-cell>
          <table:table-cell/>
          <table:table-cell office:value-type="float" office:value="90000" calcext:value-type="float">
            <text:p>90000</text:p>
          </table:table-cell>
          <table:table-cell table:number-columns-repeated="1015"/>
        </table:table-row>
        <table:table-row table:style-name="ro1">
          <table:table-cell table:style-name="ce8" office:value-type="float" office:value="27" calcext:value-type="float">
            <text:p>27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8" calcext:value-type="float">
            <text:p>28</text:p>
          </table:table-cell>
          <table:table-cell/>
          <table:table-cell office:value-type="float" office:value="105000" calcext:value-type="float">
            <text:p>105000</text:p>
          </table:table-cell>
          <table:table-cell table:number-columns-repeated="1015"/>
        </table:table-row>
        <table:table-row table:style-name="ro1">
          <table:table-cell table:style-name="ce8" office:value-type="float" office:value="28" calcext:value-type="float">
            <text:p>28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9" calcext:value-type="float">
            <text:p>29</text:p>
          </table:table-cell>
          <table:table-cell/>
          <table:table-cell office:value-type="float" office:value="121000" calcext:value-type="float">
            <text:p>121000</text:p>
          </table:table-cell>
          <table:table-cell table:number-columns-repeated="1015"/>
        </table:table-row>
        <table:table-row table:style-name="ro1">
          <table:table-cell table:style-name="ce8" office:value-type="float" office:value="29" calcext:value-type="float">
            <text:p>29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30" calcext:value-type="float">
            <text:p>30</text:p>
          </table:table-cell>
          <table:table-cell/>
          <table:table-cell office:value-type="float" office:value="135000" calcext:value-type="float">
            <text:p>135000</text:p>
          </table:table-cell>
          <table:table-cell table:number-columns-repeated="1015"/>
        </table:table-row>
        <table:table-row table:style-name="ro1">
          <table:table-cell table:style-name="ce8" office:value-type="float" office:value="30" calcext:value-type="float">
            <text:p>30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31" calcext:value-type="float">
            <text:p>31</text:p>
          </table:table-cell>
          <table:table-cell/>
          <table:table-cell office:value-type="float" office:value="155000" calcext:value-type="float">
            <text:p>155000</text:p>
          </table:table-cell>
          <table:table-cell table:number-columns-repeated="1015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Foglio1.A1:Foglio1.C1048576" table:contains-header="false">
          <table:sort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AR PL KaitiM GB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8">00/00/0000</text:date>, <text:time style:data-style-name="N2" text:time-value="08:24:25.636580131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5T09:05:20.848387723</meta:creation-date>
    <dc:date>2022-06-28T09:50:13.854536696</dc:date>
    <meta:editing-duration>PT2H52M35S</meta:editing-duration>
    <meta:editing-cycles>27</meta:editing-cycles>
    <meta:generator>LibreOffice/7.2.7.2$Linux_X86_64 LibreOffice_project/20$Build-2</meta:generator>
    <meta:document-statistic meta:table-count="2" meta:cell-count="1587" meta:object-count="0"/>
  </office:meta>
</office:document-meta>
</file>